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paragraph-properties fo:margin-top="0in" fo:margin-bottom="0in" style:contextual-spacing="false" fo:text-align="center" style:justify-single-word="false"/>
      <style:text-properties style:font-name="Georgia" officeooo:rsid="010e83ad" officeooo:paragraph-rsid="010e83ad"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097a8" officeooo:paragraph-rsid="011097a8" style:font-name-complex="Georgia"/>
    </style:style>
    <style:style style:name="P36" style:family="paragraph" style:parent-style-name="Standard">
      <style:paragraph-properties fo:margin-top="0in" fo:margin-bottom="0in" style:contextual-spacing="false" fo:text-align="center" style:justify-single-word="false"/>
      <style:text-properties style:font-name="Georgia" officeooo:rsid="011097a8" officeooo:paragraph-rsid="011097a8"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12773b" officeooo:paragraph-rsid="0112773b"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15eefd" officeooo:paragraph-rsid="0115eefd" style:font-name-complex="Georgia"/>
    </style:style>
    <style:style style:name="P39" style:family="paragraph" style:parent-style-name="Standard">
      <style:paragraph-properties fo:margin-top="0in" fo:margin-bottom="0in" style:contextual-spacing="false" fo:text-align="center" style:justify-single-word="false"/>
      <style:text-properties style:font-name="Georgia" officeooo:rsid="0115eefd" officeooo:paragraph-rsid="0115eefd" style:font-name-complex="Georgia"/>
    </style:style>
    <style:style style:name="P40" style:family="paragraph" style:parent-style-name="Standard">
      <style:paragraph-properties fo:margin-top="0in" fo:margin-bottom="0in" style:contextual-spacing="false" fo:text-align="justify" style:justify-single-word="false"/>
      <style:text-properties style:font-name="Georgia" officeooo:rsid="0116fba8" officeooo:paragraph-rsid="0116fba8" style:font-name-complex="Georgia"/>
    </style:style>
    <style:style style:name="P41" style:family="paragraph" style:parent-style-name="Standard">
      <style:paragraph-properties fo:margin-top="0in" fo:margin-bottom="0in" style:contextual-spacing="false" fo:text-align="center" style:justify-single-word="false"/>
      <style:text-properties style:font-name="Georgia" officeooo:rsid="0116fba8" officeooo:paragraph-rsid="0116fba8"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189433" officeooo:paragraph-rsid="01189433"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189433" officeooo:paragraph-rsid="011a9ace"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1189433" officeooo:paragraph-rsid="01189433"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18f553" officeooo:paragraph-rsid="011a9ace"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1b1dec" officeooo:paragraph-rsid="011b1de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256ab8" officeooo:paragraph-rsid="01256ab8" style:font-name-complex="Georgia"/>
    </style:style>
    <style:style style:name="P48" style:family="paragraph" style:parent-style-name="Standard">
      <style:paragraph-properties fo:margin-top="0in" fo:margin-bottom="0in" style:contextual-spacing="false" fo:text-align="center" style:justify-single-word="false"/>
      <style:text-properties style:font-name="Georgia" officeooo:rsid="01256ab8" officeooo:paragraph-rsid="01256ab8"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27fecf" officeooo:paragraph-rsid="0127fecf"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27fecf" officeooo:paragraph-rsid="0127fecf"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2b6055" officeooo:paragraph-rsid="012b6055" style:font-name-complex="Georgia"/>
    </style:style>
    <style:style style:name="P52" style:family="paragraph" style:parent-style-name="Standard">
      <style:paragraph-properties fo:margin-top="0in" fo:margin-bottom="0in" style:contextual-spacing="false" fo:text-align="center" style:justify-single-word="false"/>
      <style:text-properties style:font-name="Georgia" officeooo:rsid="012b6055" officeooo:paragraph-rsid="012b6055"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2b6055" officeooo:paragraph-rsid="012b6055" style:font-name-complex="Georgia"/>
    </style:style>
    <style:style style:name="P55" style:family="paragraph" style:parent-style-name="Standard">
      <style:paragraph-properties fo:margin-top="0in" fo:margin-bottom="0in" style:contextual-spacing="false" fo:text-align="justify" style:justify-single-word="false"/>
      <style:text-properties style:font-name="Georgia" officeooo:rsid="01402a39" officeooo:paragraph-rsid="01402a39"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4a2925" officeooo:paragraph-rsid="014a2925" style:font-name-complex="Georgia"/>
    </style:style>
    <style:style style:name="P57" style:family="paragraph" style:parent-style-name="Standard">
      <style:paragraph-properties fo:margin-top="0in" fo:margin-bottom="0in" style:contextual-spacing="false" fo:text-align="justify" style:justify-single-word="false"/>
      <style:text-properties style:font-name="Georgia" officeooo:rsid="014a2925" officeooo:paragraph-rsid="0152f5b8"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4a2925" officeooo:paragraph-rsid="01540834"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4a2925" officeooo:paragraph-rsid="014a2925" style:font-name-complex="Georgia"/>
    </style:style>
    <style:style style:name="P60" style:family="paragraph" style:parent-style-name="Standard">
      <style:paragraph-properties fo:margin-top="0in" fo:margin-bottom="0in" style:contextual-spacing="false" fo:text-align="center" style:justify-single-word="false"/>
      <style:text-properties style:font-name="Georgia" officeooo:rsid="01509b86" officeooo:paragraph-rsid="01509b86" style:font-name-complex="Georgia"/>
    </style:style>
    <style:style style:name="P61" style:family="paragraph" style:parent-style-name="Standard">
      <style:paragraph-properties fo:margin-top="0in" fo:margin-bottom="0in" style:contextual-spacing="false" fo:text-align="justify" style:justify-single-word="false"/>
      <style:text-properties style:font-name="Georgia" officeooo:rsid="01540834" officeooo:paragraph-rsid="01540834"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55fa96" officeooo:paragraph-rsid="0155fa96" style:font-name-complex="Georgia"/>
    </style:style>
    <style:style style:name="P63" style:family="paragraph" style:parent-style-name="Standard">
      <style:paragraph-properties fo:margin-top="0in" fo:margin-bottom="0in" style:contextual-spacing="false" fo:text-align="center" style:justify-single-word="false"/>
      <style:text-properties style:font-name="Georgia" officeooo:rsid="0155fa96" officeooo:paragraph-rsid="0155fa96"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5f263c" officeooo:paragraph-rsid="015f263c" style:font-name-complex="Georgia"/>
    </style:style>
    <style:style style:name="P65" style:family="paragraph" style:parent-style-name="Standard">
      <style:paragraph-properties fo:margin-top="0in" fo:margin-bottom="0in" style:contextual-spacing="false" fo:text-align="center" style:justify-single-word="false"/>
      <style:text-properties style:font-name="Georgia" officeooo:rsid="015f263c" officeooo:paragraph-rsid="015f263c" style:font-name-complex="Georgia"/>
    </style:style>
    <style:style style:name="P66" style:family="paragraph" style:parent-style-name="Standard">
      <style:paragraph-properties fo:margin-top="0in" fo:margin-bottom="0in" style:contextual-spacing="false" fo:text-align="justify" style:justify-single-word="false"/>
      <style:text-properties style:font-name="Georgia" officeooo:rsid="01606d82" officeooo:paragraph-rsid="01606d82" style:font-name-complex="Georgia"/>
    </style:style>
    <style:style style:name="P67" style:family="paragraph" style:parent-style-name="Standard">
      <style:paragraph-properties fo:margin-top="0in" fo:margin-bottom="0in" style:contextual-spacing="false" fo:text-align="justify" style:justify-single-word="false"/>
      <style:text-properties style:font-name="Georgia" officeooo:rsid="01658984" officeooo:paragraph-rsid="01658984" style:font-name-complex="Georgia"/>
    </style:style>
    <style:style style:name="P68" style:family="paragraph" style:parent-style-name="Standard">
      <style:paragraph-properties fo:margin-top="0in" fo:margin-bottom="0in" style:contextual-spacing="false" fo:text-align="center" style:justify-single-word="false"/>
      <style:text-properties style:font-name="Georgia" officeooo:rsid="01658984" officeooo:paragraph-rsid="01658984" style:font-name-complex="Georgia"/>
    </style:style>
    <style:style style:name="P69" style:family="paragraph" style:parent-style-name="Standard">
      <style:paragraph-properties fo:margin-top="0in" fo:margin-bottom="0in" style:contextual-spacing="false" fo:text-align="justify" style:justify-single-word="false"/>
      <style:text-properties style:font-name="Georgia" officeooo:rsid="01664c8e" officeooo:paragraph-rsid="01664c8e" style:font-name-complex="Georgia"/>
    </style:style>
    <style:style style:name="P70" style:family="paragraph" style:parent-style-name="Standard">
      <style:paragraph-properties fo:margin-top="0in" fo:margin-bottom="0in" style:contextual-spacing="false" fo:text-align="center" style:justify-single-word="false"/>
      <style:text-properties style:font-name="Georgia" officeooo:rsid="01664c8e" officeooo:paragraph-rsid="01664c8e" style:font-name-complex="Georgia"/>
    </style:style>
    <style:style style:name="P71" style:family="paragraph" style:parent-style-name="Standard">
      <style:paragraph-properties fo:margin-top="0in" fo:margin-bottom="0in" style:contextual-spacing="false" fo:text-align="justify" style:justify-single-word="false"/>
      <style:text-properties style:font-name="Georgia" officeooo:rsid="0168ea78" officeooo:paragraph-rsid="0168ea78"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style:style style:name="T237" style:family="text">
      <style:text-properties officeooo:rsid="0105a252"/>
    </style:style>
    <style:style style:name="T238" style:family="text">
      <style:text-properties officeooo:rsid="0106e353"/>
    </style:style>
    <style:style style:name="T239" style:family="text">
      <style:text-properties officeooo:rsid="010871cc"/>
    </style:style>
    <style:style style:name="T240" style:family="text">
      <style:text-properties officeooo:rsid="0109b2d8"/>
    </style:style>
    <style:style style:name="T241" style:family="text">
      <style:text-properties officeooo:rsid="010b11e8"/>
    </style:style>
    <style:style style:name="T242" style:family="text">
      <style:text-properties officeooo:rsid="010ca373"/>
    </style:style>
    <style:style style:name="T243" style:family="text">
      <style:text-properties officeooo:rsid="010e83ad"/>
    </style:style>
    <style:style style:name="T244" style:family="text">
      <style:text-properties officeooo:rsid="010e95e8"/>
    </style:style>
    <style:style style:name="T245" style:family="text">
      <style:text-properties officeooo:rsid="011013aa"/>
    </style:style>
    <style:style style:name="T246" style:family="text">
      <style:text-properties officeooo:rsid="011097a8"/>
    </style:style>
    <style:style style:name="T247" style:family="text">
      <style:text-properties officeooo:rsid="0111dbd4"/>
    </style:style>
    <style:style style:name="T248" style:family="text">
      <style:text-properties officeooo:rsid="0112773b"/>
    </style:style>
    <style:style style:name="T249" style:family="text">
      <style:text-properties officeooo:rsid="011374e6"/>
    </style:style>
    <style:style style:name="T250" style:family="text">
      <style:text-properties style:text-position="super 58%" officeooo:rsid="011374e6"/>
    </style:style>
    <style:style style:name="T251" style:family="text">
      <style:text-properties officeooo:rsid="01149615"/>
    </style:style>
    <style:style style:name="T252" style:family="text">
      <style:text-properties officeooo:rsid="0114f015"/>
    </style:style>
    <style:style style:name="T253" style:family="text">
      <style:text-properties officeooo:rsid="0115eefd"/>
    </style:style>
    <style:style style:name="T254" style:family="text">
      <style:text-properties officeooo:rsid="01168827"/>
    </style:style>
    <style:style style:name="T255" style:family="text">
      <style:text-properties officeooo:rsid="011cae2c"/>
    </style:style>
    <style:style style:name="T256" style:family="text">
      <style:text-properties officeooo:rsid="011e2294"/>
    </style:style>
    <style:style style:name="T257" style:family="text">
      <style:text-properties officeooo:rsid="011ebfcb"/>
    </style:style>
    <style:style style:name="T258" style:family="text">
      <style:text-properties officeooo:rsid="011f3b28"/>
    </style:style>
    <style:style style:name="T259" style:family="text">
      <style:text-properties officeooo:rsid="0120142b"/>
    </style:style>
    <style:style style:name="T260" style:family="text">
      <style:text-properties officeooo:rsid="01220853"/>
    </style:style>
    <style:style style:name="T261" style:family="text">
      <style:text-properties officeooo:rsid="01226309"/>
    </style:style>
    <style:style style:name="T262" style:family="text">
      <style:text-properties officeooo:rsid="0123c9ff"/>
    </style:style>
    <style:style style:name="T263" style:family="text">
      <style:text-properties officeooo:rsid="01256ab8"/>
    </style:style>
    <style:style style:name="T264" style:family="text">
      <style:text-properties officeooo:rsid="012642c7"/>
    </style:style>
    <style:style style:name="T265" style:family="text">
      <style:text-properties officeooo:rsid="0129debc"/>
    </style:style>
    <style:style style:name="T266" style:family="text">
      <style:text-properties officeooo:rsid="012b5017"/>
    </style:style>
    <style:style style:name="T267" style:family="text">
      <style:text-properties officeooo:rsid="012b6055"/>
    </style:style>
    <style:style style:name="T268" style:family="text">
      <style:text-properties officeooo:rsid="012b79db"/>
    </style:style>
    <style:style style:name="T269" style:family="text">
      <style:text-properties officeooo:rsid="012c6fdb"/>
    </style:style>
    <style:style style:name="T270" style:family="text">
      <style:text-properties officeooo:rsid="012da059"/>
    </style:style>
    <style:style style:name="T271" style:family="text">
      <style:text-properties officeooo:rsid="012fa1f1"/>
    </style:style>
    <style:style style:name="T272" style:family="text">
      <style:text-properties officeooo:rsid="0130fc00"/>
    </style:style>
    <style:style style:name="T273" style:family="text">
      <style:text-properties officeooo:rsid="0131167e"/>
    </style:style>
    <style:style style:name="T274" style:family="text">
      <style:text-properties officeooo:rsid="01320358"/>
    </style:style>
    <style:style style:name="T275" style:family="text">
      <style:text-properties officeooo:rsid="0133d8f7"/>
    </style:style>
    <style:style style:name="T276" style:family="text">
      <style:text-properties officeooo:rsid="01356d8f"/>
    </style:style>
    <style:style style:name="T277" style:family="text">
      <style:text-properties officeooo:rsid="0137381b"/>
    </style:style>
    <style:style style:name="T278" style:family="text">
      <style:text-properties officeooo:rsid="01379ccb"/>
    </style:style>
    <style:style style:name="T279" style:family="text">
      <style:text-properties officeooo:rsid="0137e4c7"/>
    </style:style>
    <style:style style:name="T280" style:family="text">
      <style:text-properties officeooo:rsid="01383e46"/>
    </style:style>
    <style:style style:name="T281" style:family="text">
      <style:text-properties officeooo:rsid="01397434"/>
    </style:style>
    <style:style style:name="T282" style:family="text">
      <style:text-properties officeooo:rsid="013ad4cd"/>
    </style:style>
    <style:style style:name="T283" style:family="text">
      <style:text-properties officeooo:rsid="013bc208"/>
    </style:style>
    <style:style style:name="T284" style:family="text">
      <style:text-properties officeooo:rsid="013c94f1"/>
    </style:style>
    <style:style style:name="T285" style:family="text">
      <style:text-properties officeooo:rsid="013dd5cd"/>
    </style:style>
    <style:style style:name="T286" style:family="text">
      <style:text-properties officeooo:rsid="013e498c"/>
    </style:style>
    <style:style style:name="T287" style:family="text">
      <style:text-properties officeooo:rsid="01402a39"/>
    </style:style>
    <style:style style:name="T288" style:family="text">
      <style:text-properties officeooo:rsid="0141e7ef"/>
    </style:style>
    <style:style style:name="T289" style:family="text">
      <style:text-properties officeooo:rsid="01437a07"/>
    </style:style>
    <style:style style:name="T290" style:family="text">
      <style:text-properties officeooo:rsid="01478912"/>
    </style:style>
    <style:style style:name="T291" style:family="text">
      <style:text-properties officeooo:rsid="01495849"/>
    </style:style>
    <style:style style:name="T292" style:family="text">
      <style:text-properties officeooo:rsid="014a2925"/>
    </style:style>
    <style:style style:name="T293" style:family="text">
      <style:text-properties officeooo:rsid="014adc73"/>
    </style:style>
    <style:style style:name="T294" style:family="text">
      <style:text-properties officeooo:rsid="014bbd7b"/>
    </style:style>
    <style:style style:name="T295" style:family="text">
      <style:text-properties officeooo:rsid="014d2a92"/>
    </style:style>
    <style:style style:name="T296" style:family="text">
      <style:text-properties officeooo:rsid="014f0efb"/>
    </style:style>
    <style:style style:name="T297" style:family="text">
      <style:text-properties officeooo:rsid="01508bcc"/>
    </style:style>
    <style:style style:name="T298" style:family="text">
      <style:text-properties officeooo:rsid="0150c4ce"/>
    </style:style>
    <style:style style:name="T299" style:family="text">
      <style:text-properties officeooo:rsid="0151c265"/>
    </style:style>
    <style:style style:name="T300" style:family="text">
      <style:text-properties officeooo:rsid="0152f5b8"/>
    </style:style>
    <style:style style:name="T301" style:family="text">
      <style:text-properties officeooo:rsid="01540834"/>
    </style:style>
    <style:style style:name="T302" style:family="text">
      <style:text-properties officeooo:rsid="01558d11"/>
    </style:style>
    <style:style style:name="T303" style:family="text">
      <style:text-properties officeooo:rsid="0155fa96"/>
    </style:style>
    <style:style style:name="T304" style:family="text">
      <style:text-properties officeooo:rsid="0157f493"/>
    </style:style>
    <style:style style:name="T305" style:family="text">
      <style:text-properties officeooo:rsid="015998e7"/>
    </style:style>
    <style:style style:name="T306" style:family="text">
      <style:text-properties officeooo:rsid="0159ef2c"/>
    </style:style>
    <style:style style:name="T307" style:family="text">
      <style:text-properties officeooo:rsid="015ae597"/>
    </style:style>
    <style:style style:name="T308" style:family="text">
      <style:text-properties officeooo:rsid="015c7475"/>
    </style:style>
    <style:style style:name="T309" style:family="text">
      <style:text-properties officeooo:rsid="015d251e"/>
    </style:style>
    <style:style style:name="T310" style:family="text">
      <style:text-properties officeooo:rsid="015e4ad0"/>
    </style:style>
    <style:style style:name="T311" style:family="text">
      <style:text-properties officeooo:rsid="015ee1e4"/>
    </style:style>
    <style:style style:name="T312" style:family="text">
      <style:text-properties officeooo:rsid="01606d82"/>
    </style:style>
    <style:style style:name="T313" style:family="text">
      <style:text-properties officeooo:rsid="0160b134"/>
    </style:style>
    <style:style style:name="T314" style:family="text">
      <style:text-properties officeooo:rsid="01624b38"/>
    </style:style>
    <style:style style:name="T315" style:family="text">
      <style:text-properties officeooo:rsid="01639530"/>
    </style:style>
    <style:style style:name="T316" style:family="text">
      <style:text-properties officeooo:rsid="0163998c"/>
    </style:style>
    <style:style style:name="T317" style:family="text">
      <style:text-properties officeooo:rsid="016471e6"/>
    </style:style>
    <style:style style:name="T318" style:family="text">
      <style:text-properties officeooo:rsid="01658984"/>
    </style:style>
    <style:style style:name="T319" style:family="text">
      <style:text-properties officeooo:rsid="01664c8e"/>
    </style:style>
    <style:style style:name="T320" style:family="text">
      <style:text-properties officeooo:rsid="0167527b"/>
    </style:style>
    <style:style style:name="T321" style:family="text">
      <style:text-properties officeooo:rsid="0168ea78"/>
    </style:style>
    <style:style style:name="T322" style:family="text">
      <style:text-properties officeooo:rsid="016974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text:p text:style-name="P33"><text:s text:c="5"/><text:span text:style-name="T237">Russ continued his note taking for a few hours. Everything that had occurred was video taped, but Russ wanted to have an official document to go along with the video recording. With a photographic memory, it wasn’t difficult to produce.</text:span></text:p>
      <text:p text:style-name="P33"><text:s text:c="5"/><text:span text:style-name="T238">Drinking a cup of coffee Russ wondered what would make a man hide in the past and commit crimes against time. It made no sense to him. </text:span><text:span text:style-name="T239">These people were all against time for some reason. They didn’t believe time travel should be allowed.</text:span></text:p>
      <text:p text:style-name="P33"><text:soft-page-break/><text:s text:c="5"/><text:span text:style-name="T239">Such nonsense. Trying to go against the grain of a great organization. Russ shook his head. He scribbled down some thoughts on the pad he had been writing on. </text:span><text:span text:style-name="T240">Reformations about time travel. </text:span><text:span text:style-name="T241">Things to make the human brain think. He had to stay with it, there wasn’t time to dilly dally with the lives of those who were fighting the good fight.</text:span></text:p>
      <text:p text:style-name="P33"><text:s text:c="5"/><text:span text:style-name="T242">Russ looked at what he wrote. He felt it was a good start to a constitution of sorts. The constitution of the time travel agency, it needed one. They didn’t have anything like it on record. He smiled at the thought. </text:span><text:span text:style-name="T243">Chief would have to sign off on it of course, but Russ was sure he would.</text:span></text:p>
      <text:p text:style-name="P33"><text:s text:c="5"/><text:span text:style-name="T243">Looking around, Russ saw another interrogation going on. He peered through the window at them. It was going pretty hot in there. Heated arguments being flung around. Accusations against either party being said. Russ was glad he wasn’t in there. They would have to pry him out of there with a crowbar.</text:span></text:p>
      <text:p text:style-name="P33"><text:s text:c="5"/><text:span text:style-name="T243">Walking away from the observation window, Russ headed back to his apartment to think about the time travel constitution more.</text:span></text:p>
      <text:p text:style-name="P33"/>
      <text:p text:style-name="P34">* * *</text:p>
      <text:p text:style-name="P33"/>
      <text:p text:style-name="P33"><text:s text:c="5"/><text:span text:style-name="T243">Chief was sitting at his desk. He was pleased with the work that was being done on cracking down against wanted time criminals. </text:span><text:span text:style-name="T244">There wasn’t anything more than wanting them all behind bars that he wished for. Processing them to the full extent of the law. It was a shame some of them would have to be put to death but they knew that would be the punishment when they signed up for this job.</text:span></text:p>
      <text:p text:style-name="P33"><text:s text:c="5"/><text:span text:style-name="T244">It was time travel one oh one. Quite a simple task if you were to ask anyone who had traveled long </text:span><text:soft-page-break/><text:span text:style-name="T244">enough to know. Chief smirked at the thought. He and Russ had been at this job for a long time. In all his years of service, Chief had never seen someone do a clean of a job as Russ on patrolling the time stream. He was a straight arrow. Everything ran smoothly under Russ’s watchful eye. Chief was glad about that.</text:span></text:p>
      <text:p text:style-name="P33"><text:s text:c="5"/><text:span text:style-name="T244">Knock knock knock.</text:span></text:p>
      <text:p text:style-name="P33"><text:s text:c="5"/>“<text:span text:style-name="T244">Come.” Chief said.</text:span></text:p>
      <text:p text:style-name="P33"><text:s text:c="5"/><text:span text:style-name="T244">Turning around in his chair he saw Jones at the door.</text:span></text:p>
      <text:p text:style-name="P33"><text:s text:c="5"/>“<text:span text:style-name="T244">Chief.” Jones began. “I came to tender my resignation.” He said.</text:span></text:p>
      <text:p text:style-name="P33"><text:s text:c="5"/><text:span text:style-name="T244">Chief looked at Jones. What was he talking about his resignation? It didn’t make any sense.</text:span></text:p>
      <text:p text:style-name="P33"><text:s text:c="5"/><text:span text:style-name="T244">Jones put a red folder on Chief’s desk. Chief didn’t have to look at it to know what it had inside. Probably a fully thought out resignation letter.</text:span></text:p>
      <text:p text:style-name="P33"><text:s text:c="5"/><text:span text:style-name="T244">Chief nodded. “I don’t suppose there’s a way to change your mind about any of this.” He said.</text:span></text:p>
      <text:p text:style-name="P33"><text:s text:c="5"/><text:span text:style-name="T244">Jones shook his head. “No sir.”</text:span></text:p>
      <text:p text:style-name="P33"><text:s text:c="5"/><text:span text:style-name="T245">Chief nodded. “I see. So you’ve come to this conclusion and you’ve thought about it long and hard I take it.”</text:span></text:p>
      <text:p text:style-name="P33"><text:s text:c="5"/><text:span text:style-name="T245">Jones nodded. “Yes sir.” He stood at attention.</text:span></text:p>
      <text:p text:style-name="P33"><text:s text:c="5"/>“<text:span text:style-name="T245">At ease Jones, we’re not in the military. Loosen up a bit.”</text:span></text:p>
      <text:p text:style-name="P33"><text:s text:c="5"/><text:span text:style-name="T245">Jones relaxed his shoulders.</text:span></text:p>
      <text:p text:style-name="P33"><text:s text:c="5"/>“<text:span text:style-name="T246">You’re uh fully aware of the procedure we must perform on you.” Chief said.</text:span></text:p>
      <text:p text:style-name="P33"><text:s text:c="5"/><text:span text:style-name="T246">Jones nodded. “I do sir.”</text:span></text:p>
      <text:p text:style-name="P33"><text:s text:c="5"/><text:span text:style-name="T246">A mandatory mental wipe was to be performed so no one outside of the complex would know time travel existed. Doctor Long hated doing them because of how dangerous they were to the subject, but she knew they were important.</text:span></text:p>
      <text:p text:style-name="P33"><text:soft-page-break/><text:s text:c="5"/>“<text:span text:style-name="T246">I see.” Chief said. “Report to Doctor Long at once. We’ll get you squared away after that.”</text:span></text:p>
      <text:p text:style-name="P33"><text:s text:c="5"/>“<text:span text:style-name="T246">Aye sir.” Jones said. “And sir, just so you know I didn’t take this thought lightly. I thought about it long and hard, I just didn’t wake up one morning and decide I wanted out. I’ve been wanting out for a while now.”</text:span></text:p>
      <text:p text:style-name="P33"><text:s text:c="5"/><text:span text:style-name="T246">Chief smiled. “I could tell Jones. The stress of the job was getting to you.”</text:span></text:p>
      <text:p text:style-name="P33"><text:s text:c="5"/>“<text:span text:style-name="T246">That’s right.”</text:span></text:p>
      <text:p text:style-name="P33"><text:s text:c="5"/>“<text:span text:style-name="T246">Why didn’t you run? We’ve had other operatives crack under the pressure and they just ran off. Why didn’t you?” Chief asked.</text:span></text:p>
      <text:p text:style-name="P33"><text:s text:c="5"/>“<text:span text:style-name="T246">Where would I go Chief? You’re the only family I know.” Jones said.</text:span></text:p>
      <text:p text:style-name="P33"><text:s text:c="5"/>“<text:span text:style-name="T246">All the more reason to stay.” Chief responded.</text:span></text:p>
      <text:p text:style-name="P33"><text:s text:c="5"/><text:span text:style-name="T246">Jones shook his head. “No sir, I can’t. I need to go live my life outside of time traveling.”</text:span></text:p>
      <text:p text:style-name="P33"><text:s text:c="5"/><text:span text:style-name="T246">Chief nodded. “Understood son, understood. Report to Doctor Long.”</text:span></text:p>
      <text:p text:style-name="P33"><text:s text:c="5"/>“<text:span text:style-name="T246">Aye.”</text:span></text:p>
      <text:p text:style-name="P33"/>
      <text:p text:style-name="P36">* * *</text:p>
      <text:p text:style-name="P35"/>
      <text:p text:style-name="P35"><text:s text:c="5"/>Doctor Long sat in her office waiting for Jones to come to the medical bay. <text:span text:style-name="T247">She really hated performing this procedure. It was too dangerous to muck with someone’s brain the way she would have to. But it was necessary.</text:span></text:p>
      <text:p text:style-name="P35"><text:s text:c="5"/><text:span text:style-name="T247">Jones walked into her office. “Ready doc?”</text:span></text:p>
      <text:p text:style-name="P35"><text:s text:c="5"/><text:span text:style-name="T247">Doctor Long nodded. “Yeah I’m ready.” Handing Jones a form, she smiled. “Please read and sign this.”</text:span></text:p>
      <text:p text:style-name="P35"><text:s text:c="5"/><text:span text:style-name="T247">Jones read over the form. It was a typical form detailing the procedure he was about to undergo and what it would do to him. He was afraid but </text:span><text:soft-page-break/><text:span text:style-name="T247">determined to go through with it. Jones knew this would be the best way for him to get free of time traveling for the rest of his life.</text:span></text:p>
      <text:p text:style-name="P35"><text:s text:c="5"/><text:span text:style-name="T247">Doctor Long walked out of her office with Jones following behind her. “The memory wipe will take about five minutes.” She said. “You won’t have any memory after this, it will be like you have amnesia.”</text:span></text:p>
      <text:p text:style-name="P35"><text:s text:c="5"/><text:span text:style-name="T248">Jones hesitated. “You can’t just isolate the memories of me time jumping doc?”</text:span></text:p>
      <text:p text:style-name="P35"><text:s text:c="5"/><text:span text:style-name="T248">Doctor Long shook her head. “Nope, I’m afraid we can’t do that yet. I’m working on it, but we’re just in the preliminary phases. It’s just a thought on paper.”</text:span></text:p>
      <text:p text:style-name="P35"><text:s text:c="5"/>“<text:span text:style-name="T248">I see.” Jones said. “Alright, let’s get this over with.”</text:span></text:p>
      <text:p text:style-name="P35"/>
      <text:p text:style-name="P37">Chapter Fifteen</text:p>
      <text:p text:style-name="P37"/>
      <text:p text:style-name="P37"><text:s text:c="5"/><text:span text:style-name="T249">Russ carried Jones through a vortex and sat him down on the steps of a homeless shelter. “See you around bud.” He said.</text:span></text:p>
      <text:p text:style-name="P37"><text:s text:c="5"/><text:span text:style-name="T249">Jones woke up shortly after Russ left back to the future. He looked around and saw where he was. Walking into the homeless shelter, he talked to the first person he saw.</text:span></text:p>
      <text:p text:style-name="P37"><text:s text:c="5"/>“<text:span text:style-name="T249">Excuse me, I’m afraid I might be a little lost.” He said. “Can you tell me where I am?”</text:span></text:p>
      <text:p text:style-name="P37"><text:s text:c="5"/><text:span text:style-name="T249">The attendant on duty smiled. “Sir you’re at the 34</text:span><text:span text:style-name="T250">th</text:span><text:span text:style-name="T249"> Street Mission.”</text:span></text:p>
      <text:p text:style-name="P37"><text:s text:c="5"/>“<text:span text:style-name="T249">I see.” Jones said. “Can you tell me who I am?”</text:span></text:p>
      <text:p text:style-name="P37"><text:s text:c="5"/><text:span text:style-name="T249">The attendant’s smile faded. “Oh dear.” Ringing a bell she yelled down a hallway. “We’ve got another one!”</text:span></text:p>
      <text:p text:style-name="P37"><text:s text:c="5"/><text:span text:style-name="T251">Jones looked around as doctors rushed up to him. Flashing lights in his eyes and whatnot trying to figure out what was causing all of these people to </text:span><text:soft-page-break/><text:span text:style-name="T251">show up with amnesia. It was disconcerting at best. Jones just wanted some answers, that’s all.</text:span></text:p>
      <text:p text:style-name="P37"><text:s text:c="5"/>“<text:span text:style-name="T251">Do you have any identification on you?” A woman asked. </text:span></text:p>
      <text:p text:style-name="P37"><text:s text:c="5"/><text:span text:style-name="T251">Jones reached into his pocket and pulled out a wallet. It was empty. No money, no id, nothing. Not even a medical card.</text:span></text:p>
      <text:p text:style-name="P37"><text:s text:c="5"/><text:span text:style-name="T251">The staff expected this. No one who had come through their door had any id on them in the last twelve months. </text:span><text:span text:style-name="T252">It was like someone was deliberately dropping them off there.</text:span></text:p>
      <text:p text:style-name="P37"><text:s text:c="5"/><text:span text:style-name="T253">Jones looked around helpless at the doctors. “Am I going to be okay?” He asked.</text:span></text:p>
      <text:p text:style-name="P37"><text:s text:c="5"/><text:span text:style-name="T253">The doctors tried their best to comfort him. “Of course you are son.” One of the older men said. “You’re going to be just fine.”</text:span></text:p>
      <text:p text:style-name="P37"/>
      <text:p text:style-name="P39">* * *</text:p>
      <text:p text:style-name="P38"/>
      <text:p text:style-name="P38"><text:s text:c="5"/>Russ exited the vortex and walked towards Victoria’s main computer. “Victoria, bring up any records on Jones, Michael H.”</text:p>
      <text:p text:style-name="P38"><text:s text:c="5"/>“Working.” Victoria said.</text:p>
      <text:p text:style-name="P38"><text:s text:c="5"/>After a moment a single record in a newspaper showed up. It was a missing person report. Russ read through the article. It didn’t have much information in it that would lead to the agency. He was glad. Walking away, Russ smiled. His job was done.</text:p>
      <text:p text:style-name="P38"/>
      <text:p text:style-name="P39">* * *</text:p>
      <text:p text:style-name="P38"/>
      <text:p text:style-name="P38"><text:s text:c="5"/>In the medical bay, Doctor Long read over a list of names. These were all the ones who had decided to undergo her amnesia treatment. <text:span text:style-name="T254">She was frustrated with the whole procedure. It left no humanity left in </text:span><text:soft-page-break/><text:span text:style-name="T254">the individual being treated. She wanted to test it out on herself to see what it was like, but knew she would lose all knowledge of how she got there. Doctor Long shook at the thought of losing her memories. Her life. She told herself she would never go into that machine as long as she lived.</text:span></text:p>
      <text:p text:style-name="P38"/>
      <text:p text:style-name="P41">* * *</text:p>
      <text:p text:style-name="P40"/>
      <text:p text:style-name="P40"><text:s text:c="5"/>Chief sat in his office. He read over the resignation request several times. Jones sure had a way with words. He hoped there would have been a way to overcome whatever it was Jones was facing. The fear he faced on every mission must have been insufferable. He couldn’t believe a man such as Jones would have left the agency. He had been one of their most loyal supporters for time travel. It had been quite a shock.</text:p>
      <text:p text:style-name="P40"/>
      <text:p text:style-name="P41">* * *</text:p>
      <text:p text:style-name="P40"/>
      <text:p text:style-name="P40"><text:s text:c="5"/>Alice was in her room listening to an old record. She laid down on her bed and dreamed of a better world ahead of them. Something where time travel wasn’t the only answer to everything. She wished that could happen, that life could be different, amazing for everyone involved. She wasn’t sure what the future would bring but she knew it could only be good things thanks to their efforts.</text:p>
      <text:p text:style-name="P40"/>
      <text:p text:style-name="P44">* * *</text:p>
      <text:p text:style-name="P42"/>
      <text:p text:style-name="P42"><text:s text:c="5"/>Russ went down to lockup. He watched the criminals on the security camera. Russ wanted to talk to them, see why they ran away from everything they <text:soft-page-break/>knew to be faithful to. The time travel service and agency. He wanted to know what they were afraid of. Was it the amnesia procedure? Was it the fact that they didn’t want to live out their lives without knowing who they were and where they came from? He couldn’t grasp any of it.</text:p>
      <text:p text:style-name="P43"><text:s text:c="5"/>If there were a clear concise answer to it all, maybe he would be able to sympathize with them. But he wasn’t able to do that. Not while they sat in jail for crimes they committed against time travel. Not while they hid in the past and made a living for themselves comfortably on the backs of other people. Because they had knowledge of the future. That was the thing that was wrong about it all. They used their knowledge of the future to change the past for their benefit. They didn’t see it that way, but how could they?</text:p>
      <text:p text:style-name="P45"><text:s text:c="5"/>They were lost.</text:p>
      <text:p text:style-name="P45"/>
      <text:p text:style-name="P46">Chapter Sixteen</text:p>
      <text:p text:style-name="P46"/>
      <text:p text:style-name="P46"><text:s text:c="5"/>Russ stood at the gateway to a vortex. He watched as the blue pattern swirled around. Stepping through he met up with the past. 1940 To be exact. Someone had gone back and mucked with things like they shouldn’t have. He was on the brink of tracking them down.</text:p>
      <text:p text:style-name="P46"><text:s text:c="5"/><text:span text:style-name="T255">Being able to track a time traveler was one thing, to be able to actually catch them? That was another thing in its own caliber of motion. Russ walked towards a restaurant where he sat down and ordered a cup of coffee. He could feel eyes watching him as he drank.</text:span></text:p>
      <text:p text:style-name="P46"><text:s text:c="5"/><text:span text:style-name="T256">Making a mental note of the room, Russ saw the people who he was after. They were seated across the </text:span><text:soft-page-break/><text:span text:style-name="T256">restaurant from him. He smiled to himself. Here we go, Russ thought. Standing up, he made his move. Walking quickly over to the booth, Russ pulled out his firearm and pointed it at the two men.</text:span></text:p>
      <text:p text:style-name="P46"><text:s text:c="5"/>“<text:span text:style-name="T256">You know why I’m here.” Russ said. “If you’ll gentlemen please follow me.”</text:span></text:p>
      <text:p text:style-name="P46"><text:s text:c="5"/><text:span text:style-name="T257">The men didn’t refuse or fight with Russ. Instead they followed him to the back alley where they vanished.</text:span></text:p>
      <text:p text:style-name="P46"><text:s text:c="5"/><text:span text:style-name="T257">A waiter who had seen the transaction take place ran outside as quickly as he could but it was too late, they were gone.</text:span></text:p>
      <text:p text:style-name="P46"><text:s text:c="5"/><text:span text:style-name="T257">Re entering 2163, Russ took the men to a holding cell. There they would sit until talked to. They were given a strict warning not to talk to each other. Most prisoners ignore that rule and talk anyway. It only hurts them in the end.</text:span></text:p>
      <text:p text:style-name="P46"><text:s text:c="5"/><text:span text:style-name="T257">Russ returned to Chief’s office. “Picked up the duo Chief.” Russ said. “It went smoothly. Anyone who saw it didn’t do anything about it.”</text:span></text:p>
      <text:p text:style-name="P46"><text:s text:c="5"/><text:span text:style-name="T257">Chief turned around in his chair. “Good.” He said. “</text:span><text:span text:style-name="T258">We can’t be hurting the timeline too much when we travel. I think we need a new rule in place to be more discrete or something like that. Maybe just a guideline.” Chief said.</text:span></text:p>
      <text:p text:style-name="P46"><text:s text:c="5"/><text:span text:style-name="T258">Russ nodded. “Yeah I should have taken them out into the alley before pulling out my weapon. I’ll try and do better at that.” He said.</text:span></text:p>
      <text:p text:style-name="P46"><text:s text:c="5"/><text:span text:style-name="T259">Chief looked at Russ. “You pulled out your service weapon in front of witnesses?”</text:span></text:p>
      <text:p text:style-name="P46"><text:s text:c="5"/><text:span text:style-name="T259">Russ chuckled. “Yeah I did. I think a bus boy saw me, but that was it. I was gone before he could do anything about it.”</text:span></text:p>
      <text:p text:style-name="P46"><text:soft-page-break/><text:s text:c="5"/>“<text:span text:style-name="T259">Russ,” Chief said “We can’t have you doing that. That was very careless of you.” </text:span><text:span text:style-name="T260">He frowned at the thought.</text:span></text:p>
      <text:p text:style-name="P46"><text:s text:c="5"/><text:span text:style-name="T261">Russ’s smile faded. “Understood Chief.” He said. Russ knew he had done wrong, Allowing a civilian to see him like that was completely out of line. He would have to watch himself in the future.</text:span></text:p>
      <text:p text:style-name="P46"><text:s text:c="5"/><text:span text:style-name="T262">Chief waved his hand. “Go interrogate those two men, get out of here.” He said.</text:span></text:p>
      <text:p text:style-name="P46"><text:s text:c="5"/><text:span text:style-name="T262">Russ smiled again. “Aye.” </text:span><text:span text:style-name="T263">He walked out of Chief’s office.</text:span></text:p>
      <text:p text:style-name="P46"/>
      <text:p text:style-name="P48">* * *</text:p>
      <text:p text:style-name="P47"/>
      <text:p text:style-name="P47"><text:s text:c="5"/>Down in the medical bay, Doctor Long was still fighting her conscience about wiping Jones’s mind. She knew it was her duty to do it, but she felt like it was wrong somehow. She wished she could bring him back and undo the procedure. Jones deserved to live the best life he could without having his memories wiped clean.</text:p>
      <text:p text:style-name="P47"><text:s text:c="5"/>She looked over a list of all patients who had the procedure. There were a total of five. Doctor Long remembered each and every procedure. Each person was shocked to learn it would be a total memory wipe and they went through with it anyways. She was shocked over that fact.</text:p>
      <text:p text:style-name="P47"><text:s text:c="5"/>Doctor Long wanted badly to finish her research into selective memory wiping. That is, going into someone’s memories and only pulling out certain ones erasing them. She wasn’t sure how to do that.</text:p>
      <text:p text:style-name="P47"><text:s text:c="5"/><text:span text:style-name="T264">There were days she wanted to perform the procedure on herself. Get rid of all memories and start from scratch. There was something keeping her from doing it though, she wasn’t sure what that was.</text:span></text:p>
      <text:p text:style-name="P47"><text:soft-page-break/><text:s text:c="5"/><text:span text:style-name="T264">Doctor Long read over the files again and shook her head. Why would they want a complete fresh slate? She guessed they wanted to get out of the agency so bad no matter what it cost.</text:span></text:p>
      <text:p text:style-name="P47"/>
      <text:p text:style-name="P50">* * *</text:p>
      <text:p text:style-name="P49"/>
      <text:p text:style-name="P49"><text:s text:c="5"/>Alice listened to a record <text:span text:style-name="T265">on her vintage record player. She couldn’t tell you who was singing, the label had long been faded away. But she could tell you the words by heart. It was one of her favorite records in the whole world.</text:span></text:p>
      <text:p text:style-name="P49"><text:s text:c="5"/><text:span text:style-name="T266">Sitting up on her bed, she felt her heart beating almost out of her chest. </text:span><text:span text:style-name="T267">She thought it was just the music playing. But no, there was something else bothering her.</text:span></text:p>
      <text:p text:style-name="P49"><text:s text:c="5"/>“<text:span text:style-name="T267">Oh shit!” Alice blurted out. She stopped the record and ran out the door.</text:span></text:p>
      <text:p text:style-name="P49"/>
      <text:p text:style-name="P52">* * *</text:p>
      <text:p text:style-name="P51"/>
      <text:p text:style-name="P51"><text:s text:c="5"/>In the main control room, Russ waited for Alice to show up. He checked his watch several times as he waited. There had to be some way to speed up her arrival, he chuckled to himself.</text:p>
      <text:p text:style-name="P51"><text:s text:c="5"/>Soon Alice arrived. “Sorry boss.” She said. “I lost track of the time.”</text:p>
      <text:p text:style-name="P51"><text:s text:c="5"/>Russ smiled at her. “Of course you did. Find anything amusing to listen to?” He said. “I know you have a record player in your apartment.”</text:p>
      <text:p text:style-name="P51"><text:s text:c="5"/>She nodded. “Yeah something like that.” She said. “I could sing you a few bars.”</text:p>
      <text:p text:style-name="P51"><text:s text:c="5"/>Russ winced. “No thanks. I’ve heard you sing and it’s really not my thing.” He joked.</text:p>
      <text:p text:style-name="P51"><text:soft-page-break/><text:s text:c="5"/>Alice stuck her tongue out at Russ. “Shall we get this show on the road?” She asked.</text:p>
      <text:p text:style-name="P51"><text:s text:c="5"/>Russ smiled at her expression. “Of course.”</text:p>
      <text:p text:style-name="P51"><text:s text:c="5"/>They entered a vortex and disappeared.</text:p>
      <text:p text:style-name="P51"/>
      <text:p text:style-name="P51">Chapter Seventeen</text:p>
      <text:p text:style-name="P51"/>
      <text:p text:style-name="P51"><text:s text:c="5"/><text:span text:style-name="T268">Russ and Alice exited the vortex. They were standing on a cliff overlooking the ocean. It was a beautiful day out. Birds were flying by. People were swimming in the ocean. It was just a really beautiful day.</text:span></text:p>
      <text:p text:style-name="P51"><text:s text:c="5"/><text:span text:style-name="T268">Alice grimaced. “Why did we land here?” She asked. She had a thing about heights that scared her. Being that high up was one thing for sure.</text:span></text:p>
      <text:p text:style-name="P51"><text:s text:c="5"/><text:span text:style-name="T269">Not knowing the answer to her query, Russ simply shrugged. “Don’t have a clue. </text:span><text:span text:style-name="T270">Sometimes the vortex just opens where it wants to open.</text:span><text:span text:style-name="T269">”</text:span></text:p>
      <text:p text:style-name="P51"><text:s text:c="5"/><text:span text:style-name="T270">Alice sighed. The vortex didn’t have a mind of its own she knew this much for certain. </text:span><text:span text:style-name="T271">It always amazed her where the vortex would spit them out at. It was never in the same place relatively speaking of course.</text:span></text:p>
      <text:p text:style-name="P51"><text:s text:c="5"/>“<text:span text:style-name="T271">Well, where’s the guy we’re supposed to pick up?” Alice asked.</text:span></text:p>
      <text:p text:style-name="P51"><text:s text:c="5"/><text:span text:style-name="T271">Russ shook his head. “Not a guy, a woman.” He said. “She’s supposed to be close by.” He looked at his time watch closely. It generated a noise as usual. Indicating where the woman would be found.</text:span></text:p>
      <text:p text:style-name="P51"><text:s text:c="5"/>“<text:span text:style-name="T271">This way.” Russ said.</text:span></text:p>
      <text:p text:style-name="P51"><text:s text:c="5"/><text:span text:style-name="T271">They followed the beeping of the time watch until they came upon a pub. Russ peeked in a window. “Okay she’s in there somewhere.” He said.</text:span></text:p>
      <text:p text:style-name="P51"><text:s text:c="5"/><text:span text:style-name="T271">Alice grunted. “Great, just somewhere in a pub we’re going to find this woman. Why not the street </text:span><text:soft-page-break/><text:span text:style-name="T271">corner? Or the bookstore? A pub really?” She was not amused by the time watches tracking ability.</text:span></text:p>
      <text:p text:style-name="P51"><text:s text:c="5"/>“<text:span text:style-name="T271">Calm down.” Russ said. “We’ll go in, grab her and get out. It’s that simple.” </text:span><text:span text:style-name="T272">All things were simple in Russ’s mind when it came to time traveling. There wasn’t a thing that wasn’t simple. Everything was straight forward too.</text:span></text:p>
      <text:p text:style-name="P51"><text:s text:c="5"/><text:span text:style-name="T272">Alice on the other hand didn’t think that way. She knew there were dangers out there. Nothing was cut and dry. Everything had a price. She wondered what this woman’s price would be. It couldn’t be as simple as Russ had laid it out for her. Nothing worked like that.</text:span></text:p>
      <text:p text:style-name="P51"><text:s text:c="5"/><text:span text:style-name="T273">Russ opened the door to the pub. He surveyed the room as he walked up to the bar. The bartender eyed Russ with suspicion but asked how he was.</text:span></text:p>
      <text:p text:style-name="P51"><text:s text:c="5"/>“<text:span text:style-name="T273">We’re good, thank you.” Russ said. He produced a picture of a woman with red hair. “Have you seen this woman?”</text:span></text:p>
      <text:p text:style-name="P51"><text:s text:c="5"/><text:span text:style-name="T273">The bartender looked over the picture and then to Russ and Alice. “What are you police or something?”</text:span></text:p>
      <text:p text:style-name="P51"><text:s text:c="5"/><text:span text:style-name="T273">Russ nodded. “Something like that. Have you seen her?”</text:span></text:p>
      <text:p text:style-name="P51"><text:s text:c="5"/><text:span text:style-name="T273">The bartender nodded. “Yeah, she’s a regular. </text:span><text:span text:style-name="T274">She’s usually over in that booth.</text:span><text:span text:style-name="T273">” </text:span><text:span text:style-name="T274">He pointed to a booth at the end of the bar. It was empty.</text:span></text:p>
      <text:p text:style-name="P51"><text:s text:c="5"/>“<text:span text:style-name="T274">Huh that’s odd, she was there just a minute ago.” The bartender said. “You might have scared her off.”</text:span></text:p>
      <text:p text:style-name="P51"><text:s text:c="5"/><text:span text:style-name="T274">Russ nodded. “Yeah maybe.”</text:span></text:p>
      <text:p text:style-name="P51"><text:s text:c="5"/>“<text:span text:style-name="T274">Look, I don’t want any trouble here.” The bartender said. He began wiping down the bar. “We’ve been open a year now and everything’s been clean. I swear.”</text:span></text:p>
      <text:p text:style-name="P51"><text:s text:c="5"/>“<text:span text:style-name="T274">No need to worry sir,” Alice said. “We’re sure you’re on the up and up.”</text:span></text:p>
      <text:p text:style-name="P51"><text:soft-page-break/><text:s text:c="5"/><text:span text:style-name="T274">The man smiled. “Thanks.”</text:span></text:p>
      <text:p text:style-name="P51"><text:s text:c="5"/>“<text:span text:style-name="T275">Mind if we wait for her to return?” Russ asked.</text:span></text:p>
      <text:p text:style-name="P51"><text:s text:c="5"/><text:span text:style-name="T275">The bartender shook his head no, “That’s fine. Just order a drink or two and we’ll be good.”</text:span></text:p>
      <text:p text:style-name="P51"><text:s text:c="5"/><text:span text:style-name="T275">Placing some money on the counter, Russ nodded. “Two beers. That’s what we’ll start with.”</text:span></text:p>
      <text:p text:style-name="P51"><text:s text:c="5"/>“<text:span text:style-name="T275">Coming right up.” The bartender took the money and got to work on their drinks.</text:span></text:p>
      <text:p text:style-name="P51"><text:s text:c="5"/><text:span text:style-name="T276">Alice gave Russ a sour look as they walked away from the bar and to a nearby booth where they could see the entire pub easily. “I hate beer.” Alice said.</text:span></text:p>
      <text:p text:style-name="P51"><text:s text:c="5"/><text:span text:style-name="T276">Chief nodded. “I know. Maybe you’ll learn to enjoy it.” He said. “Besides it’s just a cover for now. Don’t worry you don’t have to drink it.”</text:span></text:p>
      <text:p text:style-name="P51"><text:s text:c="5"/>“<text:span text:style-name="T277">Thank goodness.” Alice said.</text:span></text:p>
      <text:p text:style-name="P51"><text:s text:c="5"/><text:span text:style-name="T277">A few moments later a waitress came over with their drinks. “Here you are.” She said. Russ gave her a tip and she smiled back at him. “Hey thanks handsome, haven’t gotten a tip all night.” She walked away.</text:span></text:p>
      <text:p text:style-name="P51"><text:s text:c="5"/><text:span text:style-name="T278">Russ took a sip of his beer. “Mmm Guinness Stout.” He said. “My favorite.”</text:span></text:p>
      <text:p text:style-name="P51"><text:s text:c="5"/><text:span text:style-name="T278">Alice pushed her beer towards Russ. “Here you can have mine.” She said.</text:span></text:p>
      <text:p text:style-name="P51"><text:s text:c="5"/><text:span text:style-name="T278">Russ laughed. “Can you please pretend like you’re having a good time.” He said. “We’re supposed to look like a couple to blend in.”</text:span></text:p>
      <text:p text:style-name="P51"><text:s text:c="5"/><text:span text:style-name="T278">Alice pulled the beer back to her side of the table. “Fine.” She said taking a sip. “Yep still don’t like it.” She laughed.</text:span></text:p>
      <text:p text:style-name="P51"><text:s text:c="5"/>“<text:span text:style-name="T278">So, what got you into time travel to begin with.” Alice asked.</text:span></text:p>
      <text:p text:style-name="P51"><text:s text:c="5"/><text:span text:style-name="T278">Russ smiled. “When I was a boy, I’d listen to all of the science fiction shows I could get my hands on. War of the Worlds was my favorite. I always felt like I </text:span><text:soft-page-break/><text:span text:style-name="T278">was right there in the action. In the moment you know? Well I began wondering if time travel was possible.”</text:span></text:p>
      <text:p text:style-name="P51"><text:s text:c="5"/><text:span text:style-name="T278">Alice held up a hand. “Hold up, you were a boy and you were wondering this?”</text:span></text:p>
      <text:p text:style-name="P51"><text:s text:c="5"/><text:span text:style-name="T278">Russ nodded. “I have a very active imagination.”</text:span></text:p>
      <text:p text:style-name="P51"><text:s text:c="5"/>“<text:span text:style-name="T278">It would appear so.” Alice said.</text:span></text:p>
      <text:p text:style-name="P51"><text:s text:c="5"/>“<text:span text:style-name="T279">The next year my father died, and I wanted so badly to go back in time and change things. To fix him so he wouldn’t die. I was seven at the time. Losing my father at that young of an age, I never got over it.” Russ said. “I suppose I wondered how life would have been different had I never lost my father and he survived to see me get into college.”</text:span></text:p>
      <text:p text:style-name="P51"><text:s text:c="5"/><text:span text:style-name="T279">Alice put her hand on Russ’s for support. “I’m sorry sir. I didn’t know.” She apologized for bringing up the topic. Sliding her hand back across the table, she took another sip of her beer and pretended to enjoy it.</text:span></text:p>
      <text:p text:style-name="P51"><text:s text:c="5"/><text:span text:style-name="T279">Russ nodded. “It’s okay Alice.” He said. “Not too many people know that story. I keep it hidden and locked up in my heart for a reason.”</text:span></text:p>
      <text:p text:style-name="P51"><text:s text:c="5"/>“<text:span text:style-name="T279">I bet.” Alice said. She looked around for the red headed woman. Still nothing.</text:span></text:p>
      <text:p text:style-name="P51"><text:s text:c="5"/><text:span text:style-name="T279">Russ shook his head. “Maybe she won’t be back tonight, perhaps we scared her off.”</text:span></text:p>
      <text:p text:style-name="P51"><text:s text:c="5"/><text:span text:style-name="T279">Alice smiled. “She’ll be back, I have a feeling she’ll come back sir.”</text:span></text:p>
      <text:p text:style-name="P51"><text:s text:c="5"/><text:span text:style-name="T279">Russ looked at Alice, her smile was contagious. “How do you know she’ll be back?”</text:span></text:p>
      <text:p text:style-name="P51"><text:s text:c="5"/>“<text:span text:style-name="T279">It’s her regular place to unwind and relax.” Alice said. “She’ll be back.”</text:span></text:p>
      <text:p text:style-name="P51"><text:s text:c="5"/><text:span text:style-name="T280">An hour passed, then another hour. A third hour was looming over them.</text:span></text:p>
      <text:p text:style-name="P51"><text:soft-page-break/><text:s text:c="5"/>“<text:span text:style-name="T280">Closing time must be upon us sooner than later.” Russ said. “It’s almost two in the morning.” He looked at his watch hoping it would beep the presence of a traveler. Nothing.</text:span></text:p>
      <text:p text:style-name="P51"><text:s text:c="5"/>“<text:span text:style-name="T280">Perhaps we’ll catch her tomorrow.” Alice said.</text:span></text:p>
      <text:p text:style-name="P51"><text:s text:c="5"/><text:span text:style-name="T280">Russ nodded. “Maybe.”</text:span></text:p>
      <text:p text:style-name="P51"><text:s text:c="5"/><text:span text:style-name="T281">Walking over to the bar, Russ looked at the bartender. “Do you know of any good places to sleep for the night?” He asked. “We need a room.”</text:span></text:p>
      <text:p text:style-name="P51"><text:s text:c="5"/><text:span text:style-name="T281">The bartender pointed above him at the ceiling. “I also run a hotel.” He said. “It’s right above you.”</text:span></text:p>
      <text:p text:style-name="P51"><text:s text:c="5"/>“<text:span text:style-name="T281">Perfect.” Russ said. “We’ll take a couple of rooms.”</text:span></text:p>
      <text:p text:style-name="P51"><text:s text:c="5"/><text:span text:style-name="T281">The bartender checked his system and shook his head. “Everything’s booked except for one room. It has a queen bed in it.”</text:span></text:p>
      <text:p text:style-name="P51"><text:s text:c="5"/><text:span text:style-name="T281">Alice grumbled. “We’ll take it.” She said.</text:span></text:p>
      <text:p text:style-name="P51"><text:s text:c="5"/><text:span text:style-name="T281">Russ looked at her with an apologetic look. As if he were saying I’m sorry to her. She looked back and nodded. She understood.</text:span></text:p>
      <text:p text:style-name="P51"><text:s text:c="5"/><text:span text:style-name="T282">Heading upstairs they found room 211. Russ unlocked the door and they walked inside. The room was rather small with the queen size bed in it. But it would do.</text:span></text:p>
      <text:p text:style-name="P51"><text:s text:c="5"/>“<text:span text:style-name="T282">Turn around.” Alice said. “I don’t want you to see me get undressed.”</text:span></text:p>
      <text:p text:style-name="P51"><text:s text:c="5"/><text:span text:style-name="T282">Russ did as he was told. The pair undressed down to their underwear and hopped into bed. Alice drew an imaginary line down the middle of the bed. “Don’t even think about crossing this line.” She said.</text:span></text:p>
      <text:p text:style-name="P51"><text:s text:c="5"/><text:span text:style-name="T282">Russ nodded. “Understood.” </text:span><text:span text:style-name="T283">He kept his hands on his side of the line.</text:span></text:p>
      <text:p text:style-name="P51"><text:s text:c="5"/>“<text:span text:style-name="T283">Alice.” Russ said. “Do you think we’ll be able to catch this woman?”</text:span></text:p>
      <text:p text:style-name="P51"><text:soft-page-break/><text:s text:c="5"/>“<text:span text:style-name="T283">Who red? Of course we’ll catch her.” Alice replied. “There’s no reason why we won’t catch her.” She said. “Why are you worrying about catching her, is there something you know that I don’t?”</text:span></text:p>
      <text:p text:style-name="P51"><text:s text:c="5"/><text:span text:style-name="T283">Russ shook his head. “No, there’s nothing I know that you don’t. It’s just I wonder if we’ll catch her is all. She’s an experienced time agent. She knows all the tricks that we do.”</text:span></text:p>
      <text:p text:style-name="P51"><text:s text:c="5"/><text:span text:style-name="T283">Alice smirked. “Then we’ll have to come up with some new tricks.” She said.</text:span></text:p>
      <text:p text:style-name="P51"><text:s text:c="5"/><text:span text:style-name="T284">Russ nodded. “Right, new tricks.” He repeated. “We have to think outside the box.”</text:span></text:p>
      <text:p text:style-name="P51"><text:s text:c="5"/>“<text:span text:style-name="T284">Yes sir.” Alice said. She turned over to face him. “Are you afraid sir?”</text:span></text:p>
      <text:p text:style-name="P51"><text:s text:c="5"/><text:span text:style-name="T284">Russ shook his head. “No, I’m not afraid, are you?”</text:span></text:p>
      <text:p text:style-name="P51"><text:s text:c="5"/><text:span text:style-name="T284">Alice nodded. “A little.” She said. “</text:span><text:span text:style-name="T285">This is my first rescue mission.” She said.</text:span></text:p>
      <text:p text:style-name="P51"><text:s text:c="5"/><text:span text:style-name="T285">They called them rescue missions because they were rescuing people from themselves. From what they could become if they were allowed to continue down this path of self destruction.</text:span></text:p>
      <text:p text:style-name="P51"><text:s text:c="5"/><text:span text:style-name="T285">As the duo fell asleep, Red was out and about doing what she did best. Stealing from those less fortunate.</text:span></text:p>
      <text:p text:style-name="P51"><text:s text:c="5"/><text:span text:style-name="T285">She was in a house at the moment taking people’s precious things. Gold, silver, diamonds if they had them. Whatever she could find that she could sell she would take.</text:span></text:p>
      <text:p text:style-name="P51"><text:s text:c="5"/><text:span text:style-name="T286">Red looked out the window of the home she was in. She saw headlights of a car pulling in the driveway. That was her cue to get out of there. She ran to the back door and exited in the same fashion as she came in. Stealthy.</text:span></text:p>
      <text:p text:style-name="P51"><text:soft-page-break/><text:s text:c="5"/><text:span text:style-name="T286">The people wouldn’t realize their possessions were gone until a day or two later when they went to look for something. It was the perfect little caper.</text:span></text:p>
      <text:p text:style-name="P51"><text:s text:c="5"/><text:span text:style-name="T287">Red walked down the empty street until she got to her place. Inside, she would open her bag of goodies and take them out one by one looking at them. She always admired her handy work when she got home. Red had gotten some good diamonds this time around. She was pleased with her outing.</text:span></text:p>
      <text:p text:style-name="P51"/>
      <text:p text:style-name="P55">Chapter Eighteen</text:p>
      <text:p text:style-name="P55"/>
      <text:p text:style-name="P55"><text:s text:c="5"/>The next morning, Russ woke up to Alice spooning him. He looked at her over his shoulder and laughed. So much for the imaginary line. He quietly got out of bed and got dressed.</text:p>
      <text:p text:style-name="P55"><text:s text:c="5"/>Rousing Alice, Russ looked at her. “I’m going to go see what’s good to eat.” He said. “Wake up, get dressed and meet me at the hotel’s restaurant in twenty minutes.</text:p>
      <text:p text:style-name="P55"><text:s text:c="5"/>Alice nodded. “Aye sir.” She said.</text:p>
      <text:p text:style-name="P55"><text:s text:c="5"/>Russ left the room leaving Alice there alone to get dressed and ready for the day.</text:p>
      <text:p text:style-name="P55"><text:s text:c="5"/><text:span text:style-name="T288">Walking down the hallway, Russ came across the restaurant. It was a small hole in the wall, but it had coffee and food.</text:span></text:p>
      <text:p text:style-name="P55"><text:s text:c="5"/><text:span text:style-name="T288">Russ sat down at a small table for two and looked over the menu. A waitress came over to him. “What can I get for you?” She asked.</text:span></text:p>
      <text:p text:style-name="P55"><text:s text:c="5"/><text:span text:style-name="T288">Russ looked up from his menu and smiled. “Coffee, black. Eggs over easy with toast and bacon.” He said.</text:span></text:p>
      <text:p text:style-name="P55"><text:s text:c="5"/><text:span text:style-name="T288">The waitress nodded. “Coming right up sir.” She said.</text:span></text:p>
      <text:p text:style-name="P55"><text:soft-page-break/><text:s text:c="5"/><text:span text:style-name="T288">Russ nodded. “I’ll have company in a minute or two, so bring another cup of coffee for her.”</text:span></text:p>
      <text:p text:style-name="P55"><text:s text:c="5"/>“<text:span text:style-name="T288">Black?”</text:span></text:p>
      <text:p text:style-name="P55"><text:s text:c="5"/>“<text:span text:style-name="T288">Yes please” Russ said.</text:span></text:p>
      <text:p text:style-name="P55"><text:s text:c="5"/>“<text:span text:style-name="T288">You’ve got it boss.” The waitress said. “Order in!” She yelled across the restaurant to the chef who was ready to take her order.</text:span></text:p>
      <text:p text:style-name="P55"><text:s text:c="5"/><text:span text:style-name="T289">Alice joined Russ shortly after.</text:span></text:p>
      <text:p text:style-name="P55"><text:s text:c="5"/>“<text:span text:style-name="T289">I have to apologize.” Alice said. “I think I might have hugged you in your sleep last night. I’m so embarrassed.”</text:span></text:p>
      <text:p text:style-name="P55"><text:s text:c="5"/><text:span text:style-name="T289">Russ shook his head. “Don’t worry about it.” He said.</text:span></text:p>
      <text:p text:style-name="P55"><text:s text:c="5"/><text:span text:style-name="T289">The waitress brought coffee for both of them. “Do you want to order anything hun?” She asked.</text:span></text:p>
      <text:p text:style-name="P55"><text:s text:c="5"/><text:span text:style-name="T289">Alice smiled. “Yes, um waffles with a side of sausage.” She said.</text:span></text:p>
      <text:p text:style-name="P55"><text:s text:c="5"/>“<text:span text:style-name="T289">Coming right up.” The waitress said. “Order in!” She yelled again.</text:span></text:p>
      <text:p text:style-name="P55"><text:s text:c="5"/><text:span text:style-name="T289">As they ate their food they wondered where the redheaded lady was. They called her Red because that was her code name. Her real name they had no record of. Nothing in the archives or anything. So Red it was.</text:span></text:p>
      <text:p text:style-name="P55"><text:s text:c="5"/>“<text:span text:style-name="T290">We’ll have to go back to the pub later tonight.” Russ said. “I suppose we’ll have to find something to do in the meantime.”</text:span></text:p>
      <text:p text:style-name="P55"><text:s text:c="5"/><text:span text:style-name="T290">Alice nodded. “Understood. </text:span><text:span text:style-name="T291">Well we are in California, we could go check out the Queen Mary.</text:span><text:span text:style-name="T290">”</text:span></text:p>
      <text:p text:style-name="P55"><text:s text:c="5"/><text:span text:style-name="T291">Russ smiled. “That’s an excellent idea.”</text:span></text:p>
      <text:p text:style-name="P55"><text:s text:c="5"/><text:span text:style-name="T291">The Queen Mary was a ship docked in California for visitors to go and see the ghost ship. It also served as a hotel. </text:span><text:span text:style-name="T292">It attracted hundreds of visitors a day.</text:span></text:p>
      <text:p text:style-name="P55"/>
      <text:p text:style-name="P59">* * *</text:p>
      <text:p text:style-name="P56"><text:soft-page-break/></text:p>
      <text:p text:style-name="P56"><text:s text:c="5"/>Walking through the Queen Mary, Russ looked at the paintings on the wall. He was amazed by how beautiful they were.</text:p>
      <text:p text:style-name="P56"><text:s text:c="5"/>Alice also took in the sights of the ship, she was more interested in its inner workings. The engine room etc. Most of those places were off limits though. She was disappointed.</text:p>
      <text:p text:style-name="P56"/>
      <text:p text:style-name="P60">* * *</text:p>
      <text:p text:style-name="P56"/>
      <text:p text:style-name="P56"><text:s text:c="5"/><text:span text:style-name="T293">Later that night, Russ and Alice found themselves back at the pub waiting for Red to show up. Again they ordered beer, whatever was on tap. It didn’t matter. They weren’t there to drink, they were there to pick someone up.</text:span></text:p>
      <text:p text:style-name="P56"><text:s text:c="5"/><text:span text:style-name="T294">Around midnight a woman with red hair walked in the pub. Russ looked at Alice and smiled.</text:span></text:p>
      <text:p text:style-name="P56"><text:s text:c="5"/>“<text:span text:style-name="T294">Look who just walked in the door.” Russ said.</text:span></text:p>
      <text:p text:style-name="P56"><text:s text:c="5"/><text:span text:style-name="T294">Alice turned to see Red walking over to her usual table. “</text:span><text:span text:style-name="T295">Aha.” She said.</text:span></text:p>
      <text:p text:style-name="P56"><text:s text:c="5"/><text:span text:style-name="T295">Walking over to Red’s table, Russ and Alice sat on either side of Red.</text:span></text:p>
      <text:p text:style-name="P56"><text:s text:c="5"/>“<text:span text:style-name="T295">Hey Red.” Russ said.</text:span></text:p>
      <text:p text:style-name="P56"><text:s text:c="5"/><text:span text:style-name="T295">Red sighed. “I thought I saw you here boss.” She said. “The other night.”</text:span></text:p>
      <text:p text:style-name="P56"><text:s text:c="5"/><text:span text:style-name="T295">Russ nodded.</text:span></text:p>
      <text:p text:style-name="P56"><text:s text:c="5"/>“<text:span text:style-name="T295">Who’s your friend?” She asked Russ.</text:span></text:p>
      <text:p text:style-name="P56"><text:s text:c="5"/>“<text:span text:style-name="T295">This is Alice, she’s an associate of the agency.” Russ said.</text:span></text:p>
      <text:p text:style-name="P56"><text:s text:c="5"/><text:span text:style-name="T295">Red nodded. “Nice to meet you.”</text:span></text:p>
      <text:p text:style-name="P56"><text:s text:c="5"/><text:span text:style-name="T296">Alice returned the nod but didn’t say anything. This was Russ’s show now.</text:span></text:p>
      <text:p text:style-name="P56"><text:s text:c="5"/>“<text:span text:style-name="T296">Why’d you do it Red?” Russ asked. “Why’d you run and hide in the past?”</text:span></text:p>
      <text:p text:style-name="P56"><text:soft-page-break/><text:s text:c="5"/><text:span text:style-name="T296">Red smiled. “I guess you’ve got me now. Why not.” She said. “I wanted to just live life for a moment.” She smiled at Russ. “Don’t you ever get that way boss?”</text:span></text:p>
      <text:p text:style-name="P56"><text:s text:c="5"/><text:span text:style-name="T296">Russ nodded. “Of course but I don’t run from my duties and change the past. Do you know how many time ripples you’ve created?”</text:span></text:p>
      <text:p text:style-name="P56"><text:s text:c="5"/><text:span text:style-name="T296">Red nodded. “I imagine quite a few.” She said.</text:span></text:p>
      <text:p text:style-name="P56"><text:s text:c="5"/><text:span text:style-name="T296">Russ dropped his smile. “More than quite a few.” He said. “Try fifty thousand.”</text:span></text:p>
      <text:p text:style-name="P56"><text:s text:c="5"/><text:span text:style-name="T297">Alice’s mouth dropped open. “Holy cow!” She said.</text:span></text:p>
      <text:p text:style-name="P56"><text:s text:c="5"/><text:span text:style-name="T297">Russ glared at her.</text:span></text:p>
      <text:p text:style-name="P56"><text:s text:c="5"/><text:span text:style-name="T297">Alice closed her mouth.</text:span></text:p>
      <text:p text:style-name="P56"><text:s text:c="5"/>“<text:span text:style-name="T298">Wow.” Red said. “Didn’t think it was that many. Well I’ve got all the money I need.” She interlocked her fingers together. “I suppose you’ll want to take me back to the facility. Wipe my mind, that sort of thing?”</text:span></text:p>
      <text:p text:style-name="P56"><text:s text:c="5"/><text:span text:style-name="T298">Russ frowned. “We don’t want to wipe your mind Red, but if you force us to we will.” </text:span><text:span text:style-name="T299">He didn’t enjoy wiping someone’s mind. It took away who they were, what they were. It erased everything they had become through the program.</text:span></text:p>
      <text:p text:style-name="P56"><text:s text:c="5"/>“<text:span text:style-name="T299">How long have you been on the run?” Alice asked.</text:span></text:p>
      <text:p text:style-name="P56"><text:s text:c="5"/>“<text:span text:style-name="T299">Too long.” Russ said.</text:span></text:p>
      <text:p text:style-name="P56"><text:s text:c="5"/>“<text:span text:style-name="T299">Twenty years.” Red replied.</text:span></text:p>
      <text:p text:style-name="P56"><text:s text:c="5"/>“<text:span text:style-name="T299">And we’re just catching you?” Alice asked. “Wow.”</text:span></text:p>
      <text:p text:style-name="P56"><text:s text:c="5"/>“<text:span text:style-name="T299">It was a good life.” Red said. “I’ve had a lot of fun over the years.” She handed her time watch over to Russ. “Here, I don’t need this anymore.”</text:span></text:p>
      <text:p text:style-name="P56"><text:s text:c="5"/><text:span text:style-name="T299">Russ took the time watch and smiled. “No you don’t I suppose.”</text:span></text:p>
      <text:p text:style-name="P56"><text:soft-page-break/><text:s text:c="5"/><text:span text:style-name="T299">Usually people who run from the time police realize what they’re doing is wrong and turn around eventually. Some are as quick as Red was, others take a while to come around. Either way they come around. Russ enjoyed that part of the job. When catching someone comes to a sort of repentance on their part.</text:span></text:p>
      <text:p text:style-name="P56"><text:s text:c="5"/><text:span text:style-name="T299">Red looked at Russ and Alice. “Mind if we have a drink?” She asked.</text:span></text:p>
      <text:p text:style-name="P56"><text:s text:c="5"/><text:span text:style-name="T299">Russ nodded. “That’s fine. We have the time.”</text:span></text:p>
      <text:p text:style-name="P56"><text:s text:c="5"/><text:span text:style-name="T299">Alice smiled. “Don’t trust the beer, it’s disgusting.”</text:span></text:p>
      <text:p text:style-name="P56"><text:s text:c="5"/><text:span text:style-name="T299">Red shook her head. “Never the beer.” She said. “You poor girl, you had to drink that swill?”</text:span></text:p>
      <text:p text:style-name="P56"><text:s text:c="5"/><text:span text:style-name="T299">Alice laughed. “Yeah I did. Just to find you.” She said.</text:span></text:p>
      <text:p text:style-name="P56"><text:s text:c="5"/><text:span text:style-name="T299">Russ shook his head. “It’s just fine.” He said.</text:span></text:p>
      <text:p text:style-name="P56"><text:s text:c="5"/><text:span text:style-name="T299">A waitress came across the trio. “Red, you found some new friends?”</text:span></text:p>
      <text:p text:style-name="P56"><text:s text:c="5"/><text:span text:style-name="T299">Red sighed. “Something like that. Look, can I get two martinis and a beer?”</text:span></text:p>
      <text:p text:style-name="P56"><text:s text:c="5"/><text:span text:style-name="T299">The waitress nodded. “Coming right up.” She said.</text:span></text:p>
      <text:p text:style-name="P56"><text:s text:c="5"/><text:span text:style-name="T299">A moment later the waitress returned with the order. She placed the martinis in front of Alice and Red, and the beer in front of Russ.</text:span></text:p>
      <text:p text:style-name="P56"><text:s text:c="5"/>“<text:span text:style-name="T299">Thanks.” Russ said. He handed the woman some money.</text:span></text:p>
      <text:p text:style-name="P56"><text:s text:c="5"/>“<text:span text:style-name="T299">Gee thanks mister.” She said as she walked away.</text:span></text:p>
      <text:p text:style-name="P57"><text:s text:c="5"/><text:span text:style-name="T300">As they drank their drinks, they talked about the future the past and the in between. Red laughed with Russ and Alice knowing this was her last outing as a free woman.</text:span></text:p>
      <text:p text:style-name="P57"><text:span text:style-name="T300"><text:s text:c="5"/>“Boss” Red said “How did you know where to find me?”</text:span></text:p>
      <text:p text:style-name="P57"><text:span text:style-name="T300"><text:s text:c="5"/>“Victoria.” Russ said. “She led me right to you.”</text:span></text:p>
      <text:p text:style-name="P57"><text:span text:style-name="T300"><text:s text:c="5"/>“That damn computer.” Red said.</text:span></text:p>
      <text:p text:style-name="P57"><text:soft-page-break/><text:span text:style-name="T300"><text:s text:c="5"/>Russ laughed. “Yeah you could say that again.” He smiled. “Don’t take offense to it. She finds most time criminals pretty easily. You did have us looking for twenty years though, so there’s that.”</text:span></text:p>
      <text:p text:style-name="P58"><text:span text:style-name="T300"><text:s text:c="5"/>Red smiled. “I’m just that good eh?”</text:span></text:p>
      <text:p text:style-name="P58"><text:span text:style-name="T300"><text:s text:c="5"/></text:span><text:span text:style-name="T301">Alice eyed Red with a suspicious smile.</text:span><text:span text:style-name="T300"> “</text:span><text:span text:style-name="T301">Red, what’s your real name?”</text:span></text:p>
      <text:p text:style-name="P58"><text:s text:c="5"/><text:span text:style-name="T301">Red shook her head. “Oh I don’t give that one out. I’m not a fan of it.”</text:span></text:p>
      <text:p text:style-name="P58"><text:s text:c="5"/><text:span text:style-name="T301">Alice frowned. “I see.” She took a sip from her martini.</text:span></text:p>
      <text:p text:style-name="P58"><text:s text:c="5"/><text:span text:style-name="T301">Russ looked at Red. He felt sorry for her. He wondered what would happen to her. Would she go in for the brain splat, or would she try and regain her time travel status. It could go either way.</text:span></text:p>
      <text:p text:style-name="P58"><text:s text:c="5"/>“<text:span text:style-name="T301">What do you want from all of this Red?” Russ asked.</text:span></text:p>
      <text:p text:style-name="P58"><text:s text:c="5"/><text:span text:style-name="T301">Red eyed Russ sideways. “I don’t know.” She said. “I know what my choices are. Neither of them seem to be on my radar at the moment.” She said. “Is there a third option one where I can keep my memories and skills intact?”</text:span></text:p>
      <text:p text:style-name="P58"><text:s text:c="5"/><text:span text:style-name="T301">Russ shook his head. “Nope. Not at the moment.” He said. “I wish I could say there was an easy road to all of this, but there isn’t.”</text:span></text:p>
      <text:p text:style-name="P58"><text:s text:c="5"/><text:span text:style-name="T301">Red looked to Alice. “Name’s Susan.” She said.</text:span></text:p>
      <text:p text:style-name="P58"><text:s text:c="5"/><text:span text:style-name="T301">Alice looked back at Red. “Nice to meet you Susan.”</text:span></text:p>
      <text:p text:style-name="P58"><text:s text:c="5"/><text:span text:style-name="T301">Red smiled.</text:span></text:p>
      <text:p text:style-name="P58"><text:s text:c="5"/><text:span text:style-name="T301">Alice smiled back.</text:span></text:p>
      <text:p text:style-name="P58"/>
      <text:p text:style-name="P61">Chapter Nineteen</text:p>
      <text:p text:style-name="P61"/>
      <text:p text:style-name="P61"><text:s text:c="5"/>Stepping out of the portal, Red looked around the main control room. It was the same as the last time <text:soft-page-break/>she had seen it. She smiled at the thought. It was good that sometimes nothing changed.</text:p>
      <text:p text:style-name="P61"><text:s text:c="5"/>Russ led her over to a small booking station. “Prints.” He said. Taking her fingerprints, he led her to a cell.</text:p>
      <text:p text:style-name="P61"><text:s text:c="5"/>“You’ll wait here until we come for you. Don’t talk to anyone.”</text:p>
      <text:p text:style-name="P61"><text:s text:c="5"/>Red nodded.</text:p>
      <text:p text:style-name="P61"><text:s text:c="5"/>Russ closed the cell door.</text:p>
      <text:p text:style-name="P61"><text:s text:c="5"/>“Well look what we have here.” Peter said. “Hey there Red, long time no see.”</text:p>
      <text:p text:style-name="P61"><text:s text:c="5"/>Red looked over at Peter and smiled. “Hey Pete. They caught up with you too eh?”</text:p>
      <text:p text:style-name="P61"><text:s text:c="5"/>Peter nodded. “Yeah something like that. I like to think I let them catch me. Makes things easier that way.”</text:p>
      <text:p text:style-name="P61"><text:s text:c="5"/>Red nodded. “Yeah I get that.” She said.</text:p>
      <text:p text:style-name="P61"><text:s text:c="5"/><text:span text:style-name="T302">Red wished she could change everything. But that wasn’t about to happen. She couldn’t change the past anymore, there wasn’t any device she had control over that would allow her to do so.</text:span></text:p>
      <text:p text:style-name="P61"><text:s text:c="5"/><text:span text:style-name="T303">Peter’s smile faded. “What are they going to do with us Red? I’ve been here for over a month now.”</text:span></text:p>
      <text:p text:style-name="P61"><text:s text:c="5"/><text:span text:style-name="T303">Red shrugged her shoulders. “I don’t know Pete. Maybe wipe our memories, maybe nothing. Who’s to know.”</text:span></text:p>
      <text:p text:style-name="P61"><text:s text:c="5"/>“<text:span text:style-name="T303">I’m scared Red.”</text:span></text:p>
      <text:p text:style-name="P61"><text:s text:c="5"/>“<text:span text:style-name="T303">Me too Pete.”</text:span></text:p>
      <text:p text:style-name="P61"/>
      <text:p text:style-name="P63">* * *</text:p>
      <text:p text:style-name="P62"/>
      <text:p text:style-name="P62"><text:s text:c="5"/>Russ and Alice walked into Chief’s office.</text:p>
      <text:p text:style-name="P62"><text:s text:c="5"/>“We have a confession.” Alice said.</text:p>
      <text:p text:style-name="P62"><text:s text:c="5"/>“And a prisoner.” Russ confirmed.</text:p>
      <text:p text:style-name="P62"><text:soft-page-break/><text:s text:c="5"/>Chief turned around in his chair to face them. “Good job.” He said. He was again pleased with the performance of his team.</text:p>
      <text:p text:style-name="P62"><text:s text:c="5"/>“Interrogate her again.” Chief said. “I want to know exactly what items she took. <text:span text:style-name="T304">What was she after specifically? We’re looking for time items here people.</text:span>”</text:p>
      <text:p text:style-name="P62"><text:s text:c="5"/><text:span text:style-name="T304">Russ nodded. “Yes sir.”</text:span></text:p>
      <text:p text:style-name="P62"><text:s text:c="5"/><text:span text:style-name="T304">Alice and Russ exited Chief's office.</text:span></text:p>
      <text:p text:style-name="P62"><text:s text:c="5"/>“<text:span text:style-name="T304">Wow.” Alice said. “I’ve never seen him so determined.”</text:span></text:p>
      <text:p text:style-name="P62"><text:s text:c="5"/><text:span text:style-name="T305">Russ nodded. “Yeah he can get that way from time to time. </text:span><text:span text:style-name="T306">Let’s go talk with Red again.</text:span><text:span text:style-name="T305">”</text:span></text:p>
      <text:p text:style-name="P62"><text:s text:c="5"/><text:span text:style-name="T306">Alice smiled. She liked Red.</text:span></text:p>
      <text:p text:style-name="P62"><text:s text:c="5"/><text:span text:style-name="T306">Making their way to the holding cell, they found Red fast asleep.</text:span></text:p>
      <text:p text:style-name="P62"><text:s text:c="5"/>“<text:span text:style-name="T306">Wake up Red.” Russ said. “We have some questions for you.”</text:span></text:p>
      <text:p text:style-name="P62"><text:s text:c="5"/><text:span text:style-name="T306">Red sat up and frowned. “I was having this really bizarre dream.” She said. “You two were in it, and we were on a treasure hunt.” Red continued. “It was so weird.”</text:span></text:p>
      <text:p text:style-name="P62"><text:s text:c="5"/>“<text:span text:style-name="T307">Anyways, what’s up?” Red asked.</text:span></text:p>
      <text:p text:style-name="P62"><text:s text:c="5"/>“<text:span text:style-name="T307">We have some questions for you.”</text:span></text:p>
      <text:p text:style-name="P62"><text:s text:c="5"/><text:span text:style-name="T307">Standing up, Red put her arms out. “Okay ready for the cuffs.”</text:span></text:p>
      <text:p text:style-name="P62"><text:s text:c="5"/>“<text:span text:style-name="T307">Not that kind of interrogation.” Russ said.</text:span></text:p>
      <text:p text:style-name="P62"><text:s text:c="5"/><text:span text:style-name="T307">Lowering her hands, Red asked what was going on. Usually interrogations performed with handcuffs. That was protocol.</text:span></text:p>
      <text:p text:style-name="P62"><text:s text:c="5"/><text:span text:style-name="T307">Russ unlocked the cell and led Red to an interrogation room.</text:span></text:p>
      <text:p text:style-name="P62"><text:s text:c="5"/><text:span text:style-name="T307">They sat across a table from each other.</text:span></text:p>
      <text:p text:style-name="P62"><text:s text:c="5"/>“<text:span text:style-name="T307">Okay Red,” Chief began “Tell me about the things you stole.”</text:span></text:p>
      <text:p text:style-name="P62"><text:soft-page-break/><text:s text:c="5"/><text:span text:style-name="T307">Red smiled. “Oh I only took the pretty things. The things that called out to me.” She said. “Diamonds are my favorite.”</text:span></text:p>
      <text:p text:style-name="P62"><text:s text:c="5"/><text:span text:style-name="T307">Russ looked to Alice.</text:span></text:p>
      <text:p text:style-name="P62"><text:s text:c="5"/>“<text:span text:style-name="T307">Susan.” Alice said. “Did you ever take any time travel equipment from anywhere?”</text:span></text:p>
      <text:p text:style-name="P62"><text:s text:c="5"/><text:span text:style-name="T307">Red looked at Alice and frowned. She should have never told her the name she was born with. Should have kept it secret.</text:span></text:p>
      <text:p text:style-name="P62"><text:s text:c="5"/>“<text:span text:style-name="T307">No never.” She said. “I had my time watch but that was given to me from Chief. I never took any kind of time machine equipment from the complex.”</text:span></text:p>
      <text:p text:style-name="P62"><text:s text:c="5"/>“<text:span text:style-name="T307">What about someplace else?” Russ asked.</text:span></text:p>
      <text:p text:style-name="P62"><text:s text:c="5"/>“<text:span text:style-name="T307">Like where?” Red said.</text:span></text:p>
      <text:p text:style-name="P62"><text:s text:c="5"/><text:span text:style-name="T307">Alice leaned forward. “From the future maybe? To give you an edge against us for so long?”</text:span></text:p>
      <text:p text:style-name="P62"><text:s text:c="5"/><text:span text:style-name="T307">Red shook her head. “Nope, never even been to the future. Can’t steal from there if I haven’t been there.”</text:span></text:p>
      <text:p text:style-name="P62"><text:s text:c="5"/><text:span text:style-name="T307">Russ nodded. Placing his hands on the table, he looked Red in the eyes. “Give me your hands.”</text:span></text:p>
      <text:p text:style-name="P62"><text:s text:c="5"/><text:span text:style-name="T307">Red held out her hands palms up.</text:span></text:p>
      <text:p text:style-name="P62"><text:s text:c="5"/><text:span text:style-name="T307">Russ held onto Red’s hands at her wrists feeling her pulse. Watching her breathing. “Now tell me again, did you steal any technology involved in time travel?”</text:span></text:p>
      <text:p text:style-name="P62"><text:s text:c="5"/><text:span text:style-name="T307">Red looked at Russ and shook her head. “No, I have never stolen any tech that had to deal with time travel. I only stole jewelry.”</text:span></text:p>
      <text:p text:style-name="P62"><text:s text:c="5"/>“<text:span text:style-name="T307">She’s telling the truth.” Russ said letting go of Red’s wrists.</text:span></text:p>
      <text:p text:style-name="P62"><text:s text:c="5"/><text:span text:style-name="T307">Alice looked at Russ. “How do you know?” She asked.</text:span></text:p>
      <text:p text:style-name="P62"><text:s text:c="5"/>“<text:span text:style-name="T308">I just do.” Russ said. “I’ve been trained in lie detecting.”</text:span></text:p>
      <text:p text:style-name="P62"><text:soft-page-break/><text:s text:c="5"/>“<text:span text:style-name="T309">I see.” Alice said.</text:span></text:p>
      <text:p text:style-name="P62"><text:s text:c="5"/><text:span text:style-name="T309">Red smiled. “It comes in handy doesn’t it buddy.” She said. “Now my turn.” She grabbed Russ’s wrists.</text:span></text:p>
      <text:p text:style-name="P62"><text:s text:c="5"/>“<text:span text:style-name="T309">What are you going to do with me?” </text:span><text:span text:style-name="T310">Red asked.</text:span></text:p>
      <text:p text:style-name="P62"><text:s text:c="5"/><text:span text:style-name="T309">Russ looked at Red. He couldn’t look away from her. It was odd. Strange at best. He couldn’t understand what was going on, no one had such powerful lie detecting skills. She must have been practicing over the last twenty years.</text:span></text:p>
      <text:p text:style-name="P62"><text:s text:c="5"/>“<text:span text:style-name="T309">I don’t know.” Russ said. “We haven’t decided yet.”</text:span></text:p>
      <text:p text:style-name="P62"><text:s text:c="5"/>“<text:span text:style-name="T309">Is a mind wipe an option.” Red asked.</text:span></text:p>
      <text:p text:style-name="P62"><text:s text:c="5"/><text:span text:style-name="T309">Russ answered. “Yes it is.”</text:span></text:p>
      <text:p text:style-name="P62"><text:s text:c="5"/><text:span text:style-name="T309">Red let go of Russ’s wrists. “Okay, thank you.” She said.</text:span></text:p>
      <text:p text:style-name="P62"><text:s text:c="5"/><text:span text:style-name="T311">Standing up, Russ led Red back to her cell. He and Alice then left the room.</text:span></text:p>
      <text:p text:style-name="P62"><text:s text:c="5"/>“<text:span text:style-name="T311">How bad was it Red?” Peter asked.</text:span></text:p>
      <text:p text:style-name="P62"><text:s text:c="5"/>“<text:span text:style-name="T311">Not bad at all Pete.” Red said. “Not bad at all.”</text:span></text:p>
      <text:p text:style-name="P62"/>
      <text:p text:style-name="P65">* * *</text:p>
      <text:p text:style-name="P64"/>
      <text:p text:style-name="P64"><text:s text:c="5"/>Back in Chief’s office, Russ and Alice reported their findings.</text:p>
      <text:p text:style-name="P64"><text:s text:c="5"/>“That’s not all Chief, she’s been trained in advanced lie detecting. I couldn’t lie to her if I wanted to while she held my wrists. This could be an asset if she decides to turn back and become an agent again.” Russ said.</text:p>
      <text:p text:style-name="P64"><text:s text:c="5"/>Chief nodded. “Yes it could be. If she wants to come back though. Only if she wants to come back.”</text:p>
      <text:p text:style-name="P64"><text:s text:c="5"/>Alice placed her hands on Chief’s desk. “How do we make her decide to come back into the fold as it were?” She asked.</text:p>
      <text:p text:style-name="P64"><text:soft-page-break/><text:s text:c="5"/>Russ shook his head. “There’s no way of telling if she would keep up her end of the bargain. She’s been rogue for too long.”</text:p>
      <text:p text:style-name="P64"><text:s text:c="5"/>Alice nodded. “I see.” <text:span text:style-name="T312">She didn’t like that answer. Alice didn’t like any answer she was receiving.</text:span></text:p>
      <text:p text:style-name="P64"><text:s text:c="5"/><text:span text:style-name="T312">Walking out of Chief’s office, Alice slammed the door.</text:span></text:p>
      <text:p text:style-name="P64"><text:s text:c="5"/>“<text:span text:style-name="T312">She’ll be fine.” Chief said. “She does this from time to time. It’ll be okay.”</text:span></text:p>
      <text:p text:style-name="P64"/>
      <text:p text:style-name="P66">Chapter Twenty</text:p>
      <text:p text:style-name="P66"/>
      <text:p text:style-name="P66"><text:s text:c="5"/><text:span text:style-name="T313">Alice tossed and turned in her bed. She couldn’t sleep. At first she thought she was too warm so she stripped down to her underwear. Then she thought she was too cold so she put her pajamas back on.</text:span></text:p>
      <text:p text:style-name="P66"><text:s text:c="5"/><text:span text:style-name="T314">Walking out of her apartment, Alice went to the elevator that would take her down to the holding cells.</text:span></text:p>
      <text:p text:style-name="P66"><text:s text:c="5"/><text:span text:style-name="T314">Standing in the elevator, she wondered what was happening. Why couldn’t she sleep? Why was Red in her head so much? What was she doing that caused Alice not to sleep?</text:span></text:p>
      <text:p text:style-name="P66"><text:s text:c="5"/><text:span text:style-name="T314">As the elevator stopped, Alice got off and walked into the holding cell area.</text:span></text:p>
      <text:p text:style-name="P66"><text:s text:c="5"/><text:span text:style-name="T315">Walking past the various cells, Alice looked at the prisoners. She had no sympathy for most of them. The one she wanted to talk to was asleep.</text:span></text:p>
      <text:p text:style-name="P66"><text:s text:c="5"/>“<text:span text:style-name="T315">Red.” Alice said. “Red wake up.”</text:span></text:p>
      <text:p text:style-name="P66"><text:s text:c="5"/><text:span text:style-name="T315">Red turned over and looked at Alice. “What do you want angel?” She asked.</text:span></text:p>
      <text:p text:style-name="P66"><text:s text:c="5"/><text:span text:style-name="T315">Alice shook her head. “I want to know why you did what you did.” She said. “Why hide in the past only to steal jewelry?”</text:span></text:p>
      <text:p text:style-name="P66"><text:soft-page-break/><text:s text:c="5"/><text:span text:style-name="T315">Red sat up and looked at Alice. “Do you really want to know Alice? Do you now?”</text:span></text:p>
      <text:p text:style-name="P66"><text:s text:c="5"/><text:span text:style-name="T315">Alice nodded her head. “Yes I want to know. Why risk it all just to land up here ready for a mind wipe?”</text:span></text:p>
      <text:p text:style-name="P66"><text:s text:c="5"/>“<text:span text:style-name="T316">Well it’s like this.” Red said. “I found comfort in stealing those items. I found comfort in living in the past. Okay? Is that enough for you?”</text:span></text:p>
      <text:p text:style-name="P66"><text:s text:c="5"/><text:span text:style-name="T316">Alice shook her head. “No that’s not enough.” She said. “There has got to be more.”</text:span></text:p>
      <text:p text:style-name="P66"><text:s text:c="5"/>“<text:span text:style-name="T316">No there isn’t anymore to it than that.” Red said. “I saw pretty things that I liked, and I took them. What’s the matter dear? Don’t you understand that?”</text:span></text:p>
      <text:p text:style-name="P66"><text:s text:c="5"/><text:span text:style-name="T316">Alice looked into Red’s eyes and wondered what she was hiding from her. “</text:span><text:span text:style-name="T317">No I suppose I don’t understand it at all.” She said. “I need better proof.”</text:span></text:p>
      <text:p text:style-name="P66"><text:s text:c="5"/><text:span text:style-name="T317">Red stood up and walked to the cell wall. “Listen you don’t want to go down this road.” She said. “You’ll end up just like me if you do. Do you want that?”</text:span></text:p>
      <text:p text:style-name="P66"><text:s text:c="5"/>“<text:span text:style-name="T317">Of course not.” Alice said. “Why would I want that to happen?”</text:span></text:p>
      <text:p text:style-name="P66"><text:s text:c="5"/><text:span text:style-name="T317">Red smiled. “Good girl. That’s what I’m talking about.” She said. “You don’t need to follow in my footsteps. That’s all you need to know. Go back to bed now.”</text:span></text:p>
      <text:p text:style-name="P66"><text:s text:c="5"/><text:span text:style-name="T317">As if in a trance, Alice nodded her head. “Okay. Goodnight.” She turned and left.</text:span></text:p>
      <text:p text:style-name="P66"><text:s text:c="5"/>“<text:span text:style-name="T317">Wow Red, that was some good stuff.” Peter said.</text:span></text:p>
      <text:p text:style-name="P66"><text:s text:c="5"/><text:span text:style-name="T318">Red nodded. “If you liked that, you’ll love what’s coming next.”</text:span></text:p>
      <text:p text:style-name="P66"/>
      <text:p text:style-name="P68">* * *</text:p>
      <text:p text:style-name="P67"/>
      <text:p text:style-name="P67"><text:s text:c="5"/>Alice entered her apartment and climbed into bed. She hugged a pillow for comfort. Not knowing exactly <text:soft-page-break/>what happened, she just wanted to hug something. To feel safe, secure. She didn’t feel that way at all. She tried to fall asleep but found it difficult to do. Something had just happened to her and she couldn’t tell what it was.</text:p>
      <text:p text:style-name="P67"><text:s text:c="5"/>Alice frowned at the thought that someone had the ability to affect her mind. Her thoughts. The way she was thinking. It didn’t make any sense.</text:p>
      <text:p text:style-name="P67"/>
      <text:p text:style-name="P68">* * *</text:p>
      <text:p text:style-name="P67"/>
      <text:p text:style-name="P67"><text:s text:c="5"/>Russ was sitting in his apartment relaxing and listening to some old radio program he grew up with. <text:span text:style-name="T319">He loved radio programs. They didn’t play them anymore these days and that was a shame.</text:span></text:p>
      <text:p text:style-name="P67"><text:s text:c="5"/><text:span text:style-name="T319">He was listening to The Shadow Radio Show.</text:span></text:p>
      <text:p text:style-name="P67"><text:s text:c="5"/><text:span text:style-name="T319">Knock Knock Knock.</text:span></text:p>
      <text:p text:style-name="P67"><text:s text:c="5"/><text:span text:style-name="T319">There was someone at his door.</text:span></text:p>
      <text:p text:style-name="P67"><text:s text:c="5"/><text:span text:style-name="T319">Russ got up and opened the door. Alice stood there freezing.</text:span></text:p>
      <text:p text:style-name="P67"><text:s text:c="5"/>“<text:span text:style-name="T319">Can I come in please?” She asked.</text:span></text:p>
      <text:p text:style-name="P67"><text:s text:c="5"/><text:span text:style-name="T319">Russ nodded. “Yeah come in. What’s wrong?”</text:span></text:p>
      <text:p text:style-name="P67"><text:s text:c="5"/><text:span text:style-name="T319">Alice’s teeth were chattering. She couldn’t form the sentences needed to convey her message.</text:span></text:p>
      <text:p text:style-name="P67"><text:s text:c="5"/><text:span text:style-name="T319">Russ grabbed a blanket off his bed and put it around Alice.</text:span></text:p>
      <text:p text:style-name="P67"><text:s text:c="5"/>“<text:span text:style-name="T319">She’s done something to me.” Alice said. “Horrible horrible things.”</text:span></text:p>
      <text:p text:style-name="P67"><text:s text:c="5"/><text:span text:style-name="T319">Russ frowned. “Did you tell Chief about this?” He asked.</text:span></text:p>
      <text:p text:style-name="P67"><text:s text:c="5"/><text:span text:style-name="T319">Alice nodded. “I tried to, he’s asleep and wouldn’t wake up. So I came to you.” She said rubbing her arms trying to warm up.</text:span></text:p>
      <text:p text:style-name="P67"><text:s text:c="5"/><text:span text:style-name="T319">Russ tried to understand what was going on. “Okay from the top, tell me exactly what happened.”</text:span></text:p>
      <text:p text:style-name="P67"><text:soft-page-break/></text:p>
      <text:p text:style-name="P70">* * *</text:p>
      <text:p text:style-name="P69"/>
      <text:p text:style-name="P69"><text:s text:c="5"/>Chief was asleep when the knock came at the door. The knocking only persisted further until he got up and answered the door. To find Russ and Alice there.</text:p>
      <text:p text:style-name="P69"><text:s text:c="5"/>“Yes Russ, what is it?”Chief asked.</text:p>
      <text:p text:style-name="P69"><text:s text:c="5"/>“Chief we have a problem.” Russ said. “Red has some kind of telepathy power which she uses to mess with people’s minds.”</text:p>
      <text:p text:style-name="P69"><text:s text:c="5"/>Chief tried to wake up. “Telepathy what now? She can do what?”</text:p>
      <text:p text:style-name="P69"><text:s text:c="5"/>Russ nodded. “Yes that’s what I said. <text:span text:style-name="T320">She can control people with her mind.” Russ said. “She controlled Alice just a short minute or so ago.”</text:span></text:p>
      <text:p text:style-name="P69"><text:s text:c="5"/><text:span text:style-name="T320">Chief looked at Alice who was still shivering in Russ’s blanket. “Alice! Why didn’t you come to me?”</text:span></text:p>
      <text:p text:style-name="P69"><text:s text:c="5"/><text:span text:style-name="T320">Alice’s teeth were still chattering. “I tried to Richard, but I couldn’t wake you up. So I went to Russ. He was awake.”</text:span></text:p>
      <text:p text:style-name="P69"><text:s text:c="5"/>“<text:span text:style-name="T321">We need to perform a mind wipe as soon as possible.” Russ said.</text:span></text:p>
      <text:p text:style-name="P69"><text:s text:c="5"/><text:span text:style-name="T321">Chief rubbed his head. “Is that completely necessary? I mean if she’s been able to do this, wouldn’t that be a great advantage for us?” He asked.</text:span></text:p>
      <text:p text:style-name="P69"><text:s text:c="5"/><text:span text:style-name="T321">Russ nodded. “Yes it would be, but that’s no reason to keep her the way she is. Only a mind wipe will keep her out of danger to us and herself.”</text:span></text:p>
      <text:p text:style-name="P69"><text:s text:c="5"/><text:span text:style-name="T321">Chief rubbed his chin for a moment as he thought. A mind wipe would change the girl forever. She wouldn’t even know who she was. Red had been one of his best operatives, he was sad to see that she had taken this road.</text:span></text:p>
      <text:p text:style-name="P69"><text:s text:c="5"/>“<text:span text:style-name="T321">Okay, set her up for a mind wipe tomorrow morning. Let Doctor Long know.”</text:span></text:p>
      <text:p text:style-name="P69"><text:soft-page-break/><text:s text:c="5"/><text:span text:style-name="T321">Russ nodded. “Yes sir.” He led Alice out the door.</text:span></text:p>
      <text:p text:style-name="P69"/>
      <text:p text:style-name="P71">Chapter Twenty One</text:p>
      <text:p text:style-name="P71"/>
      <text:p text:style-name="P71"><text:s text:c="5"/>Doctor Long stood waiting for her patient to arrive. She had been informed of an urgent need for a mind wipe in the morning.</text:p>
      <text:p text:style-name="P71"><text:s text:c="5"/>She watched as Russ and Alice brought Red into the medical bay. Red looked mad, angry that they would do this to her.</text:p>
      <text:p text:style-name="P71"><text:s text:c="5"/>“No! You can’t do this to me!” Red yelled. “I won’t allow it!” She was more than upset. She was straight out pissed off. “I will kill you all!” She yelled.</text:p>
      <text:p text:style-name="P71"><text:s text:c="5"/>“Hold her still.” Doctor Long said. “I need to sedate her.” She reached for a needle and poked it into Red’s arm. Red slumped down into Russ’s arms. He picked her up and laid her on a bed.</text:p>
      <text:p text:style-name="P71"><text:s text:c="5"/>“Okay doc, she’s all yours. Do your thing.” Russ said.</text:p>
      <text:p text:style-name="P71"><text:s text:c="5"/>Russ and Alice left the room heading back to the main control center.</text:p>
      <text:p text:style-name="P71"><text:s text:c="5"/><text:span text:style-name="T322">Doctor Long looked at Red and frowned. Such a waste to do this to the young wom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1T15:56:18.174000000</dc:date>
    <meta:editing-cycles>342</meta:editing-cycles>
    <meta:generator>LibreOffice/7.4.1.2$Windows_X86_64 LibreOffice_project/3c58a8f3a960df8bc8fd77b461821e42c061c5f0</meta:generator>
    <meta:editing-duration>PT14H15M2S</meta:editing-duration>
    <meta:document-statistic meta:table-count="0" meta:image-count="0" meta:object-count="0" meta:page-count="82" meta:paragraph-count="1024" meta:word-count="21161" meta:character-count="117756" meta:non-whitespace-character-count="92726"/>
  </office:meta>
</office:document-meta>
</file>